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35730" table:style-name="ce7">
            <text:p>9.935.73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3825930" table:style-name="ce9">
            <text:p>13.825.930</text:p>
          </table:table-cell>
          <table:table-cell office:value-type="float" office:value="13649359" table:style-name="ce9">
            <text:p>13.649.359</text:p>
          </table:table-cell>
          <table:table-cell office:value-type="percentage" office:value="0.98722899653043228" table:style-name="ce10">
            <text:p>98,7%</text:p>
          </table:table-cell>
          <table:table-cell office:value-type="float" office:value="6884742" table:style-name="ce8">
            <text:p>6.884.742</text:p>
          </table:table-cell>
          <table:table-cell office:value-type="float" office:value="6781427" table:style-name="ce8">
            <text:p>6.781.427</text:p>
          </table:table-cell>
          <table:table-cell office:value-type="float" office:value="741243" table:style-name="ce8">
            <text:p>741.243</text:p>
          </table:table-cell>
          <table:table-cell office:value-type="date" office:date-value="2021-11-24T00:00:00" table:style-name="ce11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5141" table:style-name="ce7">
            <text:p>1.575.141</text:p>
          </table:table-cell>
          <table:table-cell office:value-type="float" office:value="293490" table:style-name="ce7">
            <text:p>293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187396" table:style-name="ce14">
            <text:p>2.187.396</text:p>
          </table:table-cell>
          <table:table-cell office:value-type="float" office:value="2136008" table:style-name="ce14">
            <text:p>2.136.008</text:p>
          </table:table-cell>
          <table:table-cell office:value-type="percentage" office:value="0.976507225943542" table:style-name="ce15">
            <text:p>97,7%</text:p>
          </table:table-cell>
          <table:table-cell office:value-type="float" office:value="1070880" table:style-name="ce13">
            <text:p>1.070.880</text:p>
          </table:table-cell>
          <table:table-cell office:value-type="float" office:value="1052797" table:style-name="ce13">
            <text:p>1.052.797</text:p>
          </table:table-cell>
          <table:table-cell office:value-type="float" office:value="140129" table:style-name="ce13">
            <text:p>140.129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374485" table:style-name="ce7">
            <text:p>1.374.485</text:p>
          </table:table-cell>
          <table:table-cell office:value-type="float" office:value="161040" table:style-name="ce7">
            <text:p>16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99425" table:style-name="ce14">
            <text:p>1.799.425</text:p>
          </table:table-cell>
          <table:table-cell office:value-type="float" office:value="1811280" table:style-name="ce14">
            <text:p>1.811.280</text:p>
          </table:table-cell>
          <table:table-cell office:value-type="percentage" office:value="1.006588215680009" table:style-name="ce15">
            <text:p>100,7%</text:p>
          </table:table-cell>
          <table:table-cell office:value-type="float" office:value="874554" table:style-name="ce13">
            <text:p>874.554</text:p>
          </table:table-cell>
          <table:table-cell office:value-type="float" office:value="866738" table:style-name="ce13">
            <text:p>866.738</text:p>
          </table:table-cell>
          <table:table-cell office:value-type="float" office:value="144586" table:style-name="ce13">
            <text:p>144.586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27400" table:style-name="ce7">
            <text:p>227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09050" table:style-name="ce14">
            <text:p>1.909.050</text:p>
          </table:table-cell>
          <table:table-cell office:value-type="float" office:value="1712591" table:style-name="ce14">
            <text:p>1.712.591</text:p>
          </table:table-cell>
          <table:table-cell office:value-type="percentage" office:value="0.89709069956260967" table:style-name="ce15">
            <text:p>89,7%</text:p>
          </table:table-cell>
          <table:table-cell office:value-type="float" office:value="866539" table:style-name="ce13">
            <text:p>866.539</text:p>
          </table:table-cell>
          <table:table-cell office:value-type="float" office:value="849855" table:style-name="ce13">
            <text:p>849.855</text:p>
          </table:table-cell>
          <table:table-cell office:value-type="float" office:value="92905" table:style-name="ce13">
            <text:p>92.905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61730" table:style-name="ce14">
            <text:p>3.261.730</text:p>
          </table:table-cell>
          <table:table-cell office:value-type="percentage" office:value="0.91434137863370057" table:style-name="ce15">
            <text:p>91,4%</text:p>
          </table:table-cell>
          <table:table-cell office:value-type="float" office:value="1689884" table:style-name="ce13">
            <text:p>1.689.884</text:p>
          </table:table-cell>
          <table:table-cell office:value-type="float" office:value="1649154" table:style-name="ce13">
            <text:p>1.649.154</text:p>
          </table:table-cell>
          <table:table-cell office:value-type="float" office:value="97094" table:style-name="ce13">
            <text:p>97.094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68255" table:style-name="ce7">
            <text:p>768.25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30555" table:style-name="ce14">
            <text:p>1.030.555</text:p>
          </table:table-cell>
          <table:table-cell office:value-type="float" office:value="980302" table:style-name="ce14">
            <text:p>980.302</text:p>
          </table:table-cell>
          <table:table-cell office:value-type="percentage" office:value="0.9512369548447196" table:style-name="ce15">
            <text:p>95,1%</text:p>
          </table:table-cell>
          <table:table-cell office:value-type="float" office:value="484794" table:style-name="ce13">
            <text:p>484.794</text:p>
          </table:table-cell>
          <table:table-cell office:value-type="float" office:value="479435" table:style-name="ce13">
            <text:p>479.435</text:p>
          </table:table-cell>
          <table:table-cell office:value-type="float" office:value="60044" table:style-name="ce13">
            <text:p>60.044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0240" table:style-name="ce7">
            <text:p>410.240</text:p>
          </table:table-cell>
          <table:table-cell office:value-type="float" office:value="467030" table:style-name="ce7">
            <text:p>467.030</text:p>
          </table:table-cell>
          <table:table-cell office:value-type="float" office:value="100375" table:style-name="ce13">
            <text:p>100.375</text:p>
          </table:table-cell>
          <table:table-cell office:value-type="float" office:value="4252190" table:style-name="ce14">
            <text:p>4.252.190</text:p>
          </table:table-cell>
          <table:table-cell office:value-type="float" office:value="4079817" table:style-name="ce14">
            <text:p>4.079.817</text:p>
          </table:table-cell>
          <table:table-cell office:value-type="percentage" office:value="0.95946253577568263" table:style-name="ce15">
            <text:p>95,9%</text:p>
          </table:table-cell>
          <table:table-cell office:value-type="float" office:value="2012198" table:style-name="ce13">
            <text:p>2.012.198</text:p>
          </table:table-cell>
          <table:table-cell office:value-type="float" office:value="1976027" table:style-name="ce13">
            <text:p>1.976.027</text:p>
          </table:table-cell>
          <table:table-cell office:value-type="float" office:value="326318" table:style-name="ce13">
            <text:p>326.318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283030" table:style-name="ce14">
            <text:p>3.283.030</text:p>
          </table:table-cell>
          <table:table-cell office:value-type="float" office:value="3228339" table:style-name="ce14">
            <text:p>3.228.339</text:p>
          </table:table-cell>
          <table:table-cell office:value-type="percentage" office:value="0.98334130361282113" table:style-name="ce15">
            <text:p>98,3%</text:p>
          </table:table-cell>
          <table:table-cell office:value-type="float" office:value="1628389" table:style-name="ce13">
            <text:p>1.628.389</text:p>
          </table:table-cell>
          <table:table-cell office:value-type="float" office:value="1569555" table:style-name="ce13">
            <text:p>1.569.555</text:p>
          </table:table-cell>
          <table:table-cell office:value-type="float" office:value="203116" table:style-name="ce13">
            <text:p>203.116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964030" table:style-name="ce14">
            <text:p>11.964.030</text:p>
          </table:table-cell>
          <table:table-cell office:value-type="float" office:value="11704870" table:style-name="ce14">
            <text:p>11.704.870</text:p>
          </table:table-cell>
          <table:table-cell office:value-type="percentage" office:value="0.97833840269541283" table:style-name="ce15">
            <text:p>97,8%</text:p>
          </table:table-cell>
          <table:table-cell office:value-type="float" office:value="6026697" table:style-name="ce13">
            <text:p>6.026.697</text:p>
          </table:table-cell>
          <table:table-cell office:value-type="float" office:value="5903707" table:style-name="ce13">
            <text:p>5.903.707</text:p>
          </table:table-cell>
          <table:table-cell office:value-type="float" office:value="506251" table:style-name="ce13">
            <text:p>506.251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488355" table:style-name="ce14">
            <text:p>8.488.355</text:p>
          </table:table-cell>
          <table:table-cell office:value-type="float" office:value="8107898" table:style-name="ce14">
            <text:p>8.107.898</text:p>
          </table:table-cell>
          <table:table-cell office:value-type="percentage" office:value="0.95517894810007353" table:style-name="ce15">
            <text:p>95,5%</text:p>
          </table:table-cell>
          <table:table-cell office:value-type="float" office:value="4093069" table:style-name="ce13">
            <text:p>4.093.069</text:p>
          </table:table-cell>
          <table:table-cell office:value-type="float" office:value="4029587" table:style-name="ce13">
            <text:p>4.029.587</text:p>
          </table:table-cell>
          <table:table-cell office:value-type="float" office:value="446182" table:style-name="ce13">
            <text:p>446.182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34373" table:style-name="ce14">
            <text:p>1.834.373</text:p>
          </table:table-cell>
          <table:table-cell office:value-type="percentage" office:value="1.000364289784889" table:style-name="ce15">
            <text:p>100,0%</text:p>
          </table:table-cell>
          <table:table-cell office:value-type="float" office:value="900939" table:style-name="ce13">
            <text:p>900.939</text:p>
          </table:table-cell>
          <table:table-cell office:value-type="float" office:value="887384" table:style-name="ce13">
            <text:p>887.384</text:p>
          </table:table-cell>
          <table:table-cell office:value-type="float" office:value="137820" table:style-name="ce13">
            <text:p>137.820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663979" table:style-name="ce7">
            <text:p>3.663.97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887479" table:style-name="ce14">
            <text:p>4.887.479</text:p>
          </table:table-cell>
          <table:table-cell office:value-type="float" office:value="4749910" table:style-name="ce14">
            <text:p>4.749.910</text:p>
          </table:table-cell>
          <table:table-cell office:value-type="percentage" office:value="0.97185276908606666" table:style-name="ce15">
            <text:p>97,2%</text:p>
          </table:table-cell>
          <table:table-cell office:value-type="float" office:value="2316370" table:style-name="ce13">
            <text:p>2.316.370</text:p>
          </table:table-cell>
          <table:table-cell office:value-type="float" office:value="2295389" table:style-name="ce13">
            <text:p>2.295.389</text:p>
          </table:table-cell>
          <table:table-cell office:value-type="float" office:value="349707" table:style-name="ce13">
            <text:p>349.707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17154" table:style-name="ce14">
            <text:p>517.154</text:p>
          </table:table-cell>
          <table:table-cell office:value-type="percentage" office:value="0.927955069486188" table:style-name="ce15">
            <text:p>92,8%</text:p>
          </table:table-cell>
          <table:table-cell office:value-type="float" office:value="261621" table:style-name="ce13">
            <text:p>261.621</text:p>
          </table:table-cell>
          <table:table-cell office:value-type="float" office:value="256919" table:style-name="ce13">
            <text:p>256.919</text:p>
          </table:table-cell>
          <table:table-cell office:value-type="float" office:value="34384" table:style-name="ce13">
            <text:p>34.384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7035" table:style-name="ce14">
            <text:p>10.827.035</text:p>
          </table:table-cell>
          <table:table-cell office:value-type="float" office:value="10406173" table:style-name="ce14">
            <text:p>10.406.173</text:p>
          </table:table-cell>
          <table:table-cell office:value-type="percentage" office:value="0.96112860076650719" table:style-name="ce15">
            <text:p>96,1%</text:p>
          </table:table-cell>
          <table:table-cell office:value-type="float" office:value="5394993" table:style-name="ce13">
            <text:p>5.394.993</text:p>
          </table:table-cell>
          <table:table-cell office:value-type="float" office:value="5281951" table:style-name="ce13">
            <text:p>5.281.951</text:p>
          </table:table-cell>
          <table:table-cell office:value-type="float" office:value="455852" table:style-name="ce13">
            <text:p>455.852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42833" table:style-name="ce14">
            <text:p>2.342.833</text:p>
          </table:table-cell>
          <table:table-cell office:value-type="percentage" office:value="0.97327074267554292" table:style-name="ce15">
            <text:p>97,3%</text:p>
          </table:table-cell>
          <table:table-cell office:value-type="float" office:value="1199718" table:style-name="ce13">
            <text:p>1.199.718</text:p>
          </table:table-cell>
          <table:table-cell office:value-type="float" office:value="1171601" table:style-name="ce13">
            <text:p>1.171.601</text:p>
          </table:table-cell>
          <table:table-cell office:value-type="float" office:value="101492" table:style-name="ce13">
            <text:p>101.492</text:p>
          </table:table-cell>
          <table:table-cell office:value-type="date" office:date-value="2021-11-23T00:00:00" table:style-name="ce16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61460" table:style-name="ce14">
            <text:p>1.061.460</text:p>
          </table:table-cell>
          <table:table-cell office:value-type="percentage" office:value="0.98808942010975043" table:style-name="ce15">
            <text:p>98,8%</text:p>
          </table:table-cell>
          <table:table-cell office:value-type="float" office:value="530674" table:style-name="ce13">
            <text:p>530.674</text:p>
          </table:table-cell>
          <table:table-cell office:value-type="float" office:value="524055" table:style-name="ce13">
            <text:p>524.055</text:p>
          </table:table-cell>
          <table:table-cell office:value-type="float" office:value="76398" table:style-name="ce13">
            <text:p>76.398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577080" table:style-name="ce14">
            <text:p>3.577.080</text:p>
          </table:table-cell>
          <table:table-cell office:value-type="percentage" office:value="0.93646966424504219" table:style-name="ce15">
            <text:p>93,6%</text:p>
          </table:table-cell>
          <table:table-cell office:value-type="float" office:value="1822596" table:style-name="ce13">
            <text:p>1.822.596</text:p>
          </table:table-cell>
          <table:table-cell office:value-type="float" office:value="1791697" table:style-name="ce13">
            <text:p>1.791.697</text:p>
          </table:table-cell>
          <table:table-cell office:value-type="float" office:value="202988" table:style-name="ce13">
            <text:p>202.988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0204" table:style-name="ce14">
            <text:p>120.204</text:p>
          </table:table-cell>
          <table:table-cell office:value-type="percentage" office:value="0.84516786781508169" table:style-name="ce15">
            <text:p>84,5%</text:p>
          </table:table-cell>
          <table:table-cell office:value-type="float" office:value="63221" table:style-name="ce13">
            <text:p>63.221</text:p>
          </table:table-cell>
          <table:table-cell office:value-type="float" office:value="60628" table:style-name="ce13">
            <text:p>60.628</text:p>
          </table:table-cell>
          <table:table-cell office:value-type="float" office:value="4525" table:style-name="ce13">
            <text:p>4.525</text:p>
          </table:table-cell>
          <table:table-cell office:value-type="date" office:date-value="2021-11-24T00:00:00" table:style-name="ce16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6626" table:style-name="ce14">
            <text:p>106.626</text:p>
          </table:table-cell>
          <table:table-cell office:value-type="percentage" office:value="0.75567682494684618" table:style-name="ce15">
            <text:p>75,6%</text:p>
          </table:table-cell>
          <table:table-cell office:value-type="float" office:value="58420" table:style-name="ce13">
            <text:p>58.420</text:p>
          </table:table-cell>
          <table:table-cell office:value-type="float" office:value="55993" table:style-name="ce13">
            <text:p>55.993</text:p>
          </table:table-cell>
          <table:table-cell office:value-type="float" office:value="2824" table:style-name="ce13">
            <text:p>2.824</text:p>
          </table:table-cell>
          <table:table-cell office:value-type="date" office:date-value="2021-11-23T00:00:00" table:style-name="ce17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527" table:style-name="ce14">
            <text:p>177.527</text:p>
          </table:table-cell>
          <table:table-cell office:value-type="percentage" office:value="0.8364524731669164" table:style-name="ce15">
            <text:p>83,6%</text:p>
          </table:table-cell>
          <table:table-cell office:value-type="float" office:value="95225" table:style-name="ce13">
            <text:p>95.225</text:p>
          </table:table-cell>
          <table:table-cell office:value-type="float" office:value="89056" table:style-name="ce13">
            <text:p>89.056</text:p>
          </table:table-cell>
          <table:table-cell office:value-type="float" office:value="0" table:style-name="ce13">
            <text:p>0</text:p>
          </table:table-cell>
          <table:table-cell office:value-type="date" office:date-value="2021-11-24T00:00:00" table:style-name="ce17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240" table:style-name="ce7">
            <text:p>5.2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615" table:style-name="ce14">
            <text:p>9.615</text:p>
          </table:table-cell>
          <table:table-cell office:value-type="float" office:value="7622" table:style-name="ce14">
            <text:p>7.622</text:p>
          </table:table-cell>
          <table:table-cell office:value-type="percentage" office:value="0.79271970878835152" table:style-name="ce15">
            <text:p>79,3%</text:p>
          </table:table-cell>
          <table:table-cell office:value-type="float" office:value="5810" table:style-name="ce13">
            <text:p>5.810</text:p>
          </table:table-cell>
          <table:table-cell office:value-type="float" office:value="5561" table:style-name="ce13">
            <text:p>5.561</text:p>
          </table:table-cell>
          <table:table-cell office:value-type="float" office:value="0" table:style-name="ce13">
            <text:p>0</text:p>
          </table:table-cell>
          <table:table-cell office:value-type="date" office:date-value="2021-11-24T00:00:00" table:style-name="ce17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6219853" table:style-name="ce19">
            <text:p>56.219.853</text:p>
          </table:table-cell>
          <table:table-cell office:value-type="float" office:value="10787700" table:style-name="ce20">
            <text:p>10.787.700</text:p>
          </table:table-cell>
          <table:table-cell office:value-type="float" office:value="9054580" table:style-name="ce21">
            <text:p>9.054.580</text:p>
          </table:table-cell>
          <table:table-cell office:value-type="float" office:value="2157010" table:style-name="ce22">
            <text:p>2.157.010</text:p>
          </table:table-cell>
          <table:table-cell office:value-type="float" office:value="78219143" table:style-name="ce23">
            <text:p>78.219.143</text:p>
          </table:table-cell>
          <table:table-cell office:value-type="float" office:value="75573156" table:style-name="ce23">
            <text:p>75.573.156</text:p>
          </table:table-cell>
          <table:table-cell office:value-type="percentage" office:value="0.9661721300117031" table:style-name="ce24">
            <text:p>96,6%</text:p>
          </table:table-cell>
          <table:table-cell office:value-type="float" office:value="38281333" table:style-name="ce23">
            <text:p>38.281.333</text:p>
          </table:table-cell>
          <table:table-cell office:value-type="float" office:value="37578516" table:style-name="ce23">
            <text:p>37.578.516</text:p>
          </table:table-cell>
          <table:table-cell office:value-type="float" office:value="4123858" table:style-name="ce23">
            <text:p>4.123.858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84742" table:style-name="ce31">
            <text:p>6.884.742</text:p>
          </table:table-cell>
          <table:table-cell office:value-type="percentage" office:value="0.9238815213416578" table:style-name="ce32">
            <text:p>92,4%</text:p>
          </table:table-cell>
          <table:table-cell office:value-type="float" office:value="6781427" table:style-name="ce31">
            <text:p>6.781.427</text:p>
          </table:table-cell>
          <table:table-cell office:value-type="percentage" office:value="0.91001741149158444" table:style-name="ce32">
            <text:p>91,0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0880" table:style-name="ce31">
            <text:p>1.070.880</text:p>
          </table:table-cell>
          <table:table-cell office:value-type="percentage" office:value="0.90359402396691002" table:style-name="ce32">
            <text:p>90,4%</text:p>
          </table:table-cell>
          <table:table-cell office:value-type="float" office:value="1052797" table:style-name="ce31">
            <text:p>1.052.797</text:p>
          </table:table-cell>
          <table:table-cell office:value-type="percentage" office:value="0.88833583375382019" table:style-name="ce32">
            <text:p>88,8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554" table:style-name="ce31">
            <text:p>874.554</text:p>
          </table:table-cell>
          <table:table-cell office:value-type="percentage" office:value="0.93642650870999555" table:style-name="ce32">
            <text:p>93,6%</text:p>
          </table:table-cell>
          <table:table-cell office:value-type="float" office:value="866738" table:style-name="ce31">
            <text:p>866.738</text:p>
          </table:table-cell>
          <table:table-cell office:value-type="percentage" office:value="0.92805754625361514" table:style-name="ce32">
            <text:p>92,8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6539" table:style-name="ce31">
            <text:p>866.539</text:p>
          </table:table-cell>
          <table:table-cell office:value-type="percentage" office:value="0.83734334943524147" table:style-name="ce32">
            <text:p>83,7%</text:p>
          </table:table-cell>
          <table:table-cell office:value-type="float" office:value="849855" table:style-name="ce31">
            <text:p>849.855</text:p>
          </table:table-cell>
          <table:table-cell office:value-type="percentage" office:value="0.82122147097163212" table:style-name="ce32">
            <text:p>82,1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9884" table:style-name="ce31">
            <text:p>1.689.884</text:p>
          </table:table-cell>
          <table:table-cell office:value-type="percentage" office:value="0.86184537330666355" table:style-name="ce32">
            <text:p>86,2%</text:p>
          </table:table-cell>
          <table:table-cell office:value-type="float" office:value="1649154" table:style-name="ce31">
            <text:p>1.649.154</text:p>
          </table:table-cell>
          <table:table-cell office:value-type="percentage" office:value="0.84107296404379084" table:style-name="ce32">
            <text:p>84,1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4794" table:style-name="ce31">
            <text:p>484.794</text:p>
          </table:table-cell>
          <table:table-cell office:value-type="percentage" office:value="0.92495521123697122" table:style-name="ce32">
            <text:p>92,5%</text:p>
          </table:table-cell>
          <table:table-cell office:value-type="float" office:value="479435" table:style-name="ce31">
            <text:p>479.435</text:p>
          </table:table-cell>
          <table:table-cell office:value-type="percentage" office:value="0.91473059010506996" table:style-name="ce32">
            <text:p>91,5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2198" table:style-name="ce31">
            <text:p>2.012.198</text:p>
          </table:table-cell>
          <table:table-cell office:value-type="percentage" office:value="0.92461584199998803" table:style-name="ce32">
            <text:p>92,5%</text:p>
          </table:table-cell>
          <table:table-cell office:value-type="float" office:value="1976027" table:style-name="ce31">
            <text:p>1.976.027</text:p>
          </table:table-cell>
          <table:table-cell office:value-type="percentage" office:value="0.90799507226411635" table:style-name="ce32">
            <text:p>90,8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8389" table:style-name="ce31">
            <text:p>1.628.389</text:p>
          </table:table-cell>
          <table:table-cell office:value-type="percentage" office:value="0.90026725136887542" table:style-name="ce32">
            <text:p>90,0%</text:p>
          </table:table-cell>
          <table:table-cell office:value-type="float" office:value="1569555" table:style-name="ce31">
            <text:p>1.569.555</text:p>
          </table:table-cell>
          <table:table-cell office:value-type="percentage" office:value="0.86774042671761797" table:style-name="ce32">
            <text:p>86,8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26697" table:style-name="ce31">
            <text:p>6.026.697</text:p>
          </table:table-cell>
          <table:table-cell office:value-type="percentage" office:value="0.87745793755714607" table:style-name="ce32">
            <text:p>87,7%</text:p>
          </table:table-cell>
          <table:table-cell office:value-type="float" office:value="5903707" table:style-name="ce31">
            <text:p>5.903.707</text:p>
          </table:table-cell>
          <table:table-cell office:value-type="percentage" office:value="0.85955118834772781" table:style-name="ce32">
            <text:p>86,0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069" table:style-name="ce31">
            <text:p>4.093.069</text:p>
          </table:table-cell>
          <table:table-cell office:value-type="percentage" office:value="0.91190963312798445" table:style-name="ce32">
            <text:p>91,2%</text:p>
          </table:table-cell>
          <table:table-cell office:value-type="float" office:value="4029587" table:style-name="ce31">
            <text:p>4.029.587</text:p>
          </table:table-cell>
          <table:table-cell office:value-type="percentage" office:value="0.89776624895092061" table:style-name="ce32">
            <text:p>89,8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939" table:style-name="ce31">
            <text:p>900.939</text:p>
          </table:table-cell>
          <table:table-cell office:value-type="percentage" office:value="0.9449381553264663" table:style-name="ce32">
            <text:p>94,5%</text:p>
          </table:table-cell>
          <table:table-cell office:value-type="float" office:value="887384" table:style-name="ce31">
            <text:p>887.384</text:p>
          </table:table-cell>
          <table:table-cell office:value-type="percentage" office:value="0.93072116983083308" table:style-name="ce32">
            <text:p>93,1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6370" table:style-name="ce31">
            <text:p>2.316.370</text:p>
          </table:table-cell>
          <table:table-cell office:value-type="percentage" office:value="0.94372492612539349" table:style-name="ce32">
            <text:p>94,4%</text:p>
          </table:table-cell>
          <table:table-cell office:value-type="float" office:value="2295389" table:style-name="ce31">
            <text:p>2.295.389</text:p>
          </table:table-cell>
          <table:table-cell office:value-type="percentage" office:value="0.93517694256705142" table:style-name="ce32">
            <text:p>93,5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621" table:style-name="ce31">
            <text:p>261.621</text:p>
          </table:table-cell>
          <table:table-cell office:value-type="percentage" office:value="0.92129802443920128" table:style-name="ce32">
            <text:p>92,1%</text:p>
          </table:table-cell>
          <table:table-cell office:value-type="float" office:value="256919" table:style-name="ce31">
            <text:p>256.919</text:p>
          </table:table-cell>
          <table:table-cell office:value-type="percentage" office:value="0.90473993731732227" table:style-name="ce32">
            <text:p>90,5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94993" table:style-name="ce31">
            <text:p>5.394.993</text:p>
          </table:table-cell>
          <table:table-cell office:value-type="percentage" office:value="0.90248408439232464" table:style-name="ce32">
            <text:p>90,2%</text:p>
          </table:table-cell>
          <table:table-cell office:value-type="float" office:value="5281951" table:style-name="ce31">
            <text:p>5.281.951</text:p>
          </table:table-cell>
          <table:table-cell office:value-type="percentage" office:value="0.8835742163224537" table:style-name="ce32">
            <text:p>88,4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9718" table:style-name="ce31">
            <text:p>1.199.718</text:p>
          </table:table-cell>
          <table:table-cell office:value-type="percentage" office:value="0.91571950109034395" table:style-name="ce32">
            <text:p>91,6%</text:p>
          </table:table-cell>
          <table:table-cell office:value-type="float" office:value="1171601" table:style-name="ce31">
            <text:p>1.171.601</text:p>
          </table:table-cell>
          <table:table-cell office:value-type="percentage" office:value="0.89425838671833557" table:style-name="ce32">
            <text:p>89,4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0674" table:style-name="ce31">
            <text:p>530.674</text:p>
          </table:table-cell>
          <table:table-cell office:value-type="percentage" office:value="0.91282420005710807" table:style-name="ce32">
            <text:p>91,3%</text:p>
          </table:table-cell>
          <table:table-cell office:value-type="float" office:value="524055" table:style-name="ce31">
            <text:p>524.055</text:p>
          </table:table-cell>
          <table:table-cell office:value-type="percentage" office:value="0.90143871032107803" table:style-name="ce32">
            <text:p>90,1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2596" table:style-name="ce31">
            <text:p>1.822.596</text:p>
          </table:table-cell>
          <table:table-cell office:value-type="percentage" office:value="0.91867357076286971" table:style-name="ce32">
            <text:p>91,9%</text:p>
          </table:table-cell>
          <table:table-cell office:value-type="float" office:value="1791697" table:style-name="ce31">
            <text:p>1.791.697</text:p>
          </table:table-cell>
          <table:table-cell office:value-type="percentage" office:value="0.90309903056690644" table:style-name="ce32">
            <text:p>90,3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221" table:style-name="ce31">
            <text:p>63.221</text:p>
          </table:table-cell>
          <table:table-cell office:value-type="percentage" office:value="0.89087578383710275" table:style-name="ce32">
            <text:p>89,1%</text:p>
          </table:table-cell>
          <table:table-cell office:value-type="float" office:value="60628" table:style-name="ce31">
            <text:p>60.628</text:p>
          </table:table-cell>
          <table:table-cell office:value-type="percentage" office:value="0.85433664482491367" table:style-name="ce32">
            <text:p>85,4%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420" table:style-name="ce31">
            <text:p>58.420</text:p>
          </table:table-cell>
          <table:table-cell office:value-type="percentage" office:value="0.82366376697167509" table:style-name="ce32">
            <text:p>82,4%</text:p>
          </table:table-cell>
          <table:table-cell office:value-type="float" office:value="55993" table:style-name="ce31">
            <text:p>55.993</text:p>
          </table:table-cell>
          <table:table-cell office:value-type="percentage" office:value="0.78944548620412536" table:style-name="ce32">
            <text:p>78,9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25" table:style-name="ce31">
            <text:p>95.225</text:p>
          </table:table-cell>
          <table:table-cell office:value-type="string" table:style-name="ce32">
            <text:p>-</text:p>
          </table:table-cell>
          <table:table-cell office:value-type="float" office:value="89056" table:style-name="ce31">
            <text:p>89.056</text:p>
          </table:table-cell>
          <table:table-cell office:value-type="string" table:style-name="ce32">
            <text:p>-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810" table:style-name="ce31">
            <text:p>5.810</text:p>
          </table:table-cell>
          <table:table-cell office:value-type="string" table:style-name="ce32">
            <text:p>-</text:p>
          </table:table-cell>
          <table:table-cell office:value-type="float" office:value="5561" table:style-name="ce31">
            <text:p>5.561</text:p>
          </table:table-cell>
          <table:table-cell office:value-type="string" table:style-name="ce32">
            <text:p>-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281333" table:style-name="ce34">
            <text:p>38.281.333</text:p>
          </table:table-cell>
          <table:table-cell office:value-type="percentage" office:value="0.90886728950714823" table:style-name="ce24">
            <text:p>90,9%</text:p>
          </table:table-cell>
          <table:table-cell office:value-type="float" office:value="37578516" table:style-name="ce34">
            <text:p>37.578.516</text:p>
          </table:table-cell>
          <table:table-cell office:value-type="percentage" office:value="0.89218115734425973" table:style-name="ce24">
            <text:p>89,2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229" table:style-name="ce43">
            <text:p>434.229</text:p>
          </table:table-cell>
          <table:table-cell office:value-type="percentage" office:value="1" table:style-name="ce44">
            <text:p>100,0%</text:p>
          </table:table-cell>
          <table:table-cell office:value-type="float" office:value="654350" table:style-name="ce43">
            <text:p>654.350</text:p>
          </table:table-cell>
          <table:table-cell office:value-type="percentage" office:value="1" table:style-name="ce44">
            <text:p>100,0%</text:p>
          </table:table-cell>
          <table:table-cell office:value-type="float" office:value="931017" table:style-name="ce43">
            <text:p>931.017</text:p>
          </table:table-cell>
          <table:table-cell office:value-type="percentage" office:value="1" table:style-name="ce44">
            <text:p>100,0%</text:p>
          </table:table-cell>
          <table:table-cell office:value-type="float" office:value="1218599" table:style-name="ce43">
            <text:p>1.218.599</text:p>
          </table:table-cell>
          <table:table-cell office:value-type="percentage" office:value="0.96330337599138671" table:style-name="ce44">
            <text:p>96,3%</text:p>
          </table:table-cell>
          <table:table-cell office:value-type="float" office:value="1256265" table:style-name="ce43">
            <text:p>1.256.265</text:p>
          </table:table-cell>
          <table:table-cell office:value-type="percentage" office:value="0.90697588790525541" table:style-name="ce44">
            <text:p>90,7%</text:p>
          </table:table-cell>
          <table:table-cell office:value-type="float" office:value="937530" table:style-name="ce43">
            <text:p>937.530</text:p>
          </table:table-cell>
          <table:table-cell office:value-type="percentage" office:value="0.82223822307508132" table:style-name="ce44">
            <text:p>82,2%</text:p>
          </table:table-cell>
          <table:table-cell office:value-type="float" office:value="775488" table:style-name="ce43">
            <text:p>775.488</text:p>
          </table:table-cell>
          <table:table-cell office:value-type="percentage" office:value="0.83505048068639953" table:style-name="ce44">
            <text:p>83,5%</text:p>
          </table:table-cell>
          <table:table-cell office:value-type="float" office:value="677264" table:style-name="ce43">
            <text:p>677.264</text:p>
          </table:table-cell>
          <table:table-cell office:value-type="percentage" office:value="0.89953208032333343" table:style-name="ce44">
            <text:p>90,0%</text:p>
          </table:table-cell>
          <table:table-cell office:value-type="float" office:value="6884742" table:style-name="ce43">
            <text:p>6.884.74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38815213416578" table:style-name="ce44">
            <text:p>92,4%</text:p>
          </table:table-cell>
          <table:table-cell office:value-type="percentage" office:value="0.8133752011805665" table:style-name="ce44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99" table:style-name="ce46">
            <text:p>101.399</text:p>
          </table:table-cell>
          <table:table-cell office:value-type="percentage" office:value="1" table:style-name="ce47">
            <text:p>100,0%</text:p>
          </table:table-cell>
          <table:table-cell office:value-type="float" office:value="119412" table:style-name="ce46">
            <text:p>119.412</text:p>
          </table:table-cell>
          <table:table-cell office:value-type="percentage" office:value="1" table:style-name="ce47">
            <text:p>100,0%</text:p>
          </table:table-cell>
          <table:table-cell office:value-type="float" office:value="154742" table:style-name="ce46">
            <text:p>154.742</text:p>
          </table:table-cell>
          <table:table-cell office:value-type="percentage" office:value="0.98960778169306818" table:style-name="ce47">
            <text:p>99,0%</text:p>
          </table:table-cell>
          <table:table-cell office:value-type="float" office:value="186384" table:style-name="ce46">
            <text:p>186.384</text:p>
          </table:table-cell>
          <table:table-cell office:value-type="percentage" office:value="0.94007041045867668" table:style-name="ce47">
            <text:p>94,0%</text:p>
          </table:table-cell>
          <table:table-cell office:value-type="float" office:value="188552" table:style-name="ce46">
            <text:p>188.552</text:p>
          </table:table-cell>
          <table:table-cell office:value-type="percentage" office:value="0.87721861144582514" table:style-name="ce47">
            <text:p>87,7%</text:p>
          </table:table-cell>
          <table:table-cell office:value-type="float" office:value="126629" table:style-name="ce46">
            <text:p>126.629</text:p>
          </table:table-cell>
          <table:table-cell office:value-type="percentage" office:value="0.77078387689760541" table:style-name="ce47">
            <text:p>77,1%</text:p>
          </table:table-cell>
          <table:table-cell office:value-type="float" office:value="104885" table:style-name="ce46">
            <text:p>104.885</text:p>
          </table:table-cell>
          <table:table-cell office:value-type="percentage" office:value="0.80432665393670288" table:style-name="ce47">
            <text:p>80,4%</text:p>
          </table:table-cell>
          <table:table-cell office:value-type="float" office:value="88877" table:style-name="ce46">
            <text:p>88.877</text:p>
          </table:table-cell>
          <table:table-cell office:value-type="percentage" office:value="0.8619713119126361" table:style-name="ce47">
            <text:p>86,2%</text:p>
          </table:table-cell>
          <table:table-cell office:value-type="float" office:value="1070880" table:style-name="ce46">
            <text:p>1.070.88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359402396691002" table:style-name="ce47">
            <text:p>90,4%</text:p>
          </table:table-cell>
          <table:table-cell office:value-type="percentage" office:value="0.80554178567479395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82" table:style-name="ce46">
            <text:p>88.982</text:p>
          </table:table-cell>
          <table:table-cell office:value-type="percentage" office:value="1" table:style-name="ce47">
            <text:p>100,0%</text:p>
          </table:table-cell>
          <table:table-cell office:value-type="float" office:value="114390" table:style-name="ce46">
            <text:p>114.39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73" table:style-name="ce46">
            <text:p>148.273</text:p>
          </table:table-cell>
          <table:table-cell office:value-type="percentage" office:value="0.9907852885360704" table:style-name="ce47">
            <text:p>99,1%</text:p>
          </table:table-cell>
          <table:table-cell office:value-type="float" office:value="153313" table:style-name="ce46">
            <text:p>153.313</text:p>
          </table:table-cell>
          <table:table-cell office:value-type="percentage" office:value="0.94262350517999327" table:style-name="ce47">
            <text:p>94,3%</text:p>
          </table:table-cell>
          <table:table-cell office:value-type="float" office:value="150883" table:style-name="ce46">
            <text:p>150.883</text:p>
          </table:table-cell>
          <table:table-cell office:value-type="percentage" office:value="0.90352889043253315" table:style-name="ce47">
            <text:p>90,4%</text:p>
          </table:table-cell>
          <table:table-cell office:value-type="float" office:value="91196" table:style-name="ce46">
            <text:p>91.196</text:p>
          </table:table-cell>
          <table:table-cell office:value-type="percentage" office:value="0.79681260976313006" table:style-name="ce47">
            <text:p>79,7%</text:p>
          </table:table-cell>
          <table:table-cell office:value-type="float" office:value="66819" table:style-name="ce46">
            <text:p>66.819</text:p>
          </table:table-cell>
          <table:table-cell office:value-type="percentage" office:value="0.84462337728002423" table:style-name="ce47">
            <text:p>84,5%</text:p>
          </table:table-cell>
          <table:table-cell office:value-type="float" office:value="60698" table:style-name="ce46">
            <text:p>60.698</text:p>
          </table:table-cell>
          <table:table-cell office:value-type="percentage" office:value="0.94840625000000001" table:style-name="ce47">
            <text:p>94,8%</text:p>
          </table:table-cell>
          <table:table-cell office:value-type="float" office:value="874554" table:style-name="ce46">
            <text:p>874.554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42650870999555" table:style-name="ce47">
            <text:p>93,6%</text:p>
          </table:table-cell>
          <table:table-cell office:value-type="percentage" office:value="0.85842926469202496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89" table:style-name="ce46">
            <text:p>51.589</text:p>
          </table:table-cell>
          <table:table-cell office:value-type="percentage" office:value="1" table:style-name="ce47">
            <text:p>100,0%</text:p>
          </table:table-cell>
          <table:table-cell office:value-type="float" office:value="79424" table:style-name="ce46">
            <text:p>79.424</text:p>
          </table:table-cell>
          <table:table-cell office:value-type="percentage" office:value="0.98643747826518957" table:style-name="ce47">
            <text:p>98,6%</text:p>
          </table:table-cell>
          <table:table-cell office:value-type="float" office:value="110771" table:style-name="ce46">
            <text:p>110.771</text:p>
          </table:table-cell>
          <table:table-cell office:value-type="percentage" office:value="0.94489512159752964" table:style-name="ce47">
            <text:p>94,5%</text:p>
          </table:table-cell>
          <table:table-cell office:value-type="float" office:value="151085" table:style-name="ce46">
            <text:p>151.085</text:p>
          </table:table-cell>
          <table:table-cell office:value-type="percentage" office:value="0.91126498066913153" table:style-name="ce47">
            <text:p>91,1%</text:p>
          </table:table-cell>
          <table:table-cell office:value-type="float" office:value="169210" table:style-name="ce46">
            <text:p>169.210</text:p>
          </table:table-cell>
          <table:table-cell office:value-type="percentage" office:value="0.82072250354073295" table:style-name="ce47">
            <text:p>82,1%</text:p>
          </table:table-cell>
          <table:table-cell office:value-type="float" office:value="129062" table:style-name="ce46">
            <text:p>129.062</text:p>
          </table:table-cell>
          <table:table-cell office:value-type="percentage" office:value="0.70840400248096735" table:style-name="ce47">
            <text:p>70,8%</text:p>
          </table:table-cell>
          <table:table-cell office:value-type="float" office:value="99134" table:style-name="ce46">
            <text:p>99.134</text:p>
          </table:table-cell>
          <table:table-cell office:value-type="percentage" office:value="0.71866436618288843" table:style-name="ce47">
            <text:p>71,9%</text:p>
          </table:table-cell>
          <table:table-cell office:value-type="float" office:value="76264" table:style-name="ce46">
            <text:p>76.264</text:p>
          </table:table-cell>
          <table:table-cell office:value-type="percentage" office:value="0.79874319229157942" table:style-name="ce47">
            <text:p>79,9%</text:p>
          </table:table-cell>
          <table:table-cell office:value-type="float" office:value="866539" table:style-name="ce46">
            <text:p>866.53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734334943524147" table:style-name="ce47">
            <text:p>83,7%</text:p>
          </table:table-cell>
          <table:table-cell office:value-type="percentage" office:value="0.73965616285531133" table:style-name="ce47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308" table:style-name="ce46">
            <text:p>93.308</text:p>
          </table:table-cell>
          <table:table-cell office:value-type="percentage" office:value="1" table:style-name="ce47">
            <text:p>100,0%</text:p>
          </table:table-cell>
          <table:table-cell office:value-type="float" office:value="151908" table:style-name="ce46">
            <text:p>151.908</text:p>
          </table:table-cell>
          <table:table-cell office:value-type="percentage" office:value="0.98302605949615285" table:style-name="ce47">
            <text:p>98,3%</text:p>
          </table:table-cell>
          <table:table-cell office:value-type="float" office:value="225102" table:style-name="ce46">
            <text:p>225.102</text:p>
          </table:table-cell>
          <table:table-cell office:value-type="percentage" office:value="0.95750599765198308" table:style-name="ce47">
            <text:p>95,8%</text:p>
          </table:table-cell>
          <table:table-cell office:value-type="float" office:value="321652" table:style-name="ce46">
            <text:p>321.652</text:p>
          </table:table-cell>
          <table:table-cell office:value-type="percentage" office:value="0.91766330396676865" table:style-name="ce47">
            <text:p>91,8%</text:p>
          </table:table-cell>
          <table:table-cell office:value-type="float" office:value="319379" table:style-name="ce46">
            <text:p>319.379</text:p>
          </table:table-cell>
          <table:table-cell office:value-type="percentage" office:value="0.82330301811695072" table:style-name="ce47">
            <text:p>82,3%</text:p>
          </table:table-cell>
          <table:table-cell office:value-type="float" office:value="231634" table:style-name="ce46">
            <text:p>231.634</text:p>
          </table:table-cell>
          <table:table-cell office:value-type="percentage" office:value="0.74496195334058035" table:style-name="ce47">
            <text:p>74,5%</text:p>
          </table:table-cell>
          <table:table-cell office:value-type="float" office:value="190808" table:style-name="ce46">
            <text:p>190.808</text:p>
          </table:table-cell>
          <table:table-cell office:value-type="percentage" office:value="0.75793253571031349" table:style-name="ce47">
            <text:p>75,8%</text:p>
          </table:table-cell>
          <table:table-cell office:value-type="float" office:value="156093" table:style-name="ce46">
            <text:p>156.093</text:p>
          </table:table-cell>
          <table:table-cell office:value-type="percentage" office:value="0.86816242762671236" table:style-name="ce47">
            <text:p>86,8%</text:p>
          </table:table-cell>
          <table:table-cell office:value-type="float" office:value="1689884" table:style-name="ce46">
            <text:p>1.689.88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184537330666355" table:style-name="ce47">
            <text:p>86,2%</text:p>
          </table:table-cell>
          <table:table-cell office:value-type="percentage" office:value="0.77661823422575493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02" table:style-name="ce46">
            <text:p>42.402</text:p>
          </table:table-cell>
          <table:table-cell office:value-type="percentage" office:value="1" table:style-name="ce47">
            <text:p>100,0%</text:p>
          </table:table-cell>
          <table:table-cell office:value-type="float" office:value="56022" table:style-name="ce46">
            <text:p>56.022</text:p>
          </table:table-cell>
          <table:table-cell office:value-type="percentage" office:value="1" table:style-name="ce47">
            <text:p>100,0%</text:p>
          </table:table-cell>
          <table:table-cell office:value-type="float" office:value="76810" table:style-name="ce46">
            <text:p>76.810</text:p>
          </table:table-cell>
          <table:table-cell office:value-type="percentage" office:value="0.9930829400736958" table:style-name="ce47">
            <text:p>99,3%</text:p>
          </table:table-cell>
          <table:table-cell office:value-type="float" office:value="84496" table:style-name="ce46">
            <text:p>84.496</text:p>
          </table:table-cell>
          <table:table-cell office:value-type="percentage" office:value="0.93922013249744341" table:style-name="ce47">
            <text:p>93,9%</text:p>
          </table:table-cell>
          <table:table-cell office:value-type="float" office:value="88319" table:style-name="ce46">
            <text:p>88.319</text:p>
          </table:table-cell>
          <table:table-cell office:value-type="percentage" office:value="0.90334359561824296" table:style-name="ce47">
            <text:p>90,3%</text:p>
          </table:table-cell>
          <table:table-cell office:value-type="float" office:value="55126" table:style-name="ce46">
            <text:p>55.126</text:p>
          </table:table-cell>
          <table:table-cell office:value-type="percentage" office:value="0.7822286549458658" table:style-name="ce47">
            <text:p>78,2%</text:p>
          </table:table-cell>
          <table:table-cell office:value-type="float" office:value="41633" table:style-name="ce46">
            <text:p>41.633</text:p>
          </table:table-cell>
          <table:table-cell office:value-type="percentage" office:value="0.82433422433422432" table:style-name="ce47">
            <text:p>82,4%</text:p>
          </table:table-cell>
          <table:table-cell office:value-type="float" office:value="39986" table:style-name="ce46">
            <text:p>39.986</text:p>
          </table:table-cell>
          <table:table-cell office:value-type="percentage" office:value="0.90953756568023114" table:style-name="ce47">
            <text:p>91,0%</text:p>
          </table:table-cell>
          <table:table-cell office:value-type="float" office:value="484794" table:style-name="ce46">
            <text:p>484.79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495521123697122" table:style-name="ce47">
            <text:p>92,5%</text:p>
          </table:table-cell>
          <table:table-cell office:value-type="percentage" office:value="0.83168612381091256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550" table:style-name="ce46">
            <text:p>229.550</text:p>
          </table:table-cell>
          <table:table-cell office:value-type="percentage" office:value="1" table:style-name="ce47">
            <text:p>100,0%</text:p>
          </table:table-cell>
          <table:table-cell office:value-type="float" office:value="251206" table:style-name="ce46">
            <text:p>251.206</text:p>
          </table:table-cell>
          <table:table-cell office:value-type="percentage" office:value="1" table:style-name="ce47">
            <text:p>100,0%</text:p>
          </table:table-cell>
          <table:table-cell office:value-type="float" office:value="321076" table:style-name="ce46">
            <text:p>321.076</text:p>
          </table:table-cell>
          <table:table-cell office:value-type="percentage" office:value="1" table:style-name="ce47">
            <text:p>100,0%</text:p>
          </table:table-cell>
          <table:table-cell office:value-type="float" office:value="353714" table:style-name="ce46">
            <text:p>353.714</text:p>
          </table:table-cell>
          <table:table-cell office:value-type="percentage" office:value="0.92795697514265096" table:style-name="ce47">
            <text:p>92,8%</text:p>
          </table:table-cell>
          <table:table-cell office:value-type="float" office:value="321635" table:style-name="ce46">
            <text:p>321.635</text:p>
          </table:table-cell>
          <table:table-cell office:value-type="percentage" office:value="0.88530298234265969" table:style-name="ce47">
            <text:p>88,5%</text:p>
          </table:table-cell>
          <table:table-cell office:value-type="float" office:value="213895" table:style-name="ce46">
            <text:p>213.895</text:p>
          </table:table-cell>
          <table:table-cell office:value-type="percentage" office:value="0.79876243077417164" table:style-name="ce47">
            <text:p>79,9%</text:p>
          </table:table-cell>
          <table:table-cell office:value-type="float" office:value="174993" table:style-name="ce46">
            <text:p>174.993</text:p>
          </table:table-cell>
          <table:table-cell office:value-type="percentage" office:value="0.82932712813853637" table:style-name="ce47">
            <text:p>82,9%</text:p>
          </table:table-cell>
          <table:table-cell office:value-type="float" office:value="146129" table:style-name="ce46">
            <text:p>146.129</text:p>
          </table:table-cell>
          <table:table-cell office:value-type="percentage" office:value="0.88379842992101221" table:style-name="ce47">
            <text:p>88,4%</text:p>
          </table:table-cell>
          <table:table-cell office:value-type="float" office:value="2012198" table:style-name="ce46">
            <text:p>2.012.19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461584199998803" table:style-name="ce47">
            <text:p>92,5%</text:p>
          </table:table-cell>
          <table:table-cell office:value-type="percentage" office:value="0.84019494613176737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536" table:style-name="ce46">
            <text:p>138.536</text:p>
          </table:table-cell>
          <table:table-cell office:value-type="percentage" office:value="1" table:style-name="ce47">
            <text:p>100,0%</text:p>
          </table:table-cell>
          <table:table-cell office:value-type="float" office:value="158791" table:style-name="ce46">
            <text:p>158.791</text:p>
          </table:table-cell>
          <table:table-cell office:value-type="percentage" office:value="0.99805155215869168" table:style-name="ce47">
            <text:p>99,8%</text:p>
          </table:table-cell>
          <table:table-cell office:value-type="float" office:value="222951" table:style-name="ce46">
            <text:p>222.951</text:p>
          </table:table-cell>
          <table:table-cell office:value-type="percentage" office:value="1" table:style-name="ce47">
            <text:p>100,0%</text:p>
          </table:table-cell>
          <table:table-cell office:value-type="float" office:value="287035" table:style-name="ce46">
            <text:p>287.035</text:p>
          </table:table-cell>
          <table:table-cell office:value-type="percentage" office:value="0.93351394246092401" table:style-name="ce47">
            <text:p>93,4%</text:p>
          </table:table-cell>
          <table:table-cell office:value-type="float" office:value="288072" table:style-name="ce46">
            <text:p>288.072</text:p>
          </table:table-cell>
          <table:table-cell office:value-type="percentage" office:value="0.87134798324284268" table:style-name="ce47">
            <text:p>87,1%</text:p>
          </table:table-cell>
          <table:table-cell office:value-type="float" office:value="207023" table:style-name="ce46">
            <text:p>207.023</text:p>
          </table:table-cell>
          <table:table-cell office:value-type="percentage" office:value="0.77857172406271502" table:style-name="ce47">
            <text:p>77,9%</text:p>
          </table:table-cell>
          <table:table-cell office:value-type="float" office:value="174521" table:style-name="ce46">
            <text:p>174.521</text:p>
          </table:table-cell>
          <table:table-cell office:value-type="percentage" office:value="0.80022834714268032" table:style-name="ce47">
            <text:p>80,0%</text:p>
          </table:table-cell>
          <table:table-cell office:value-type="float" office:value="151460" table:style-name="ce46">
            <text:p>151.460</text:p>
          </table:table-cell>
          <table:table-cell office:value-type="percentage" office:value="0.87059986664520728" table:style-name="ce47">
            <text:p>87,1%</text:p>
          </table:table-cell>
          <table:table-cell office:value-type="float" office:value="1628389" table:style-name="ce46">
            <text:p>1.628.38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026725136887542" table:style-name="ce47">
            <text:p>90,0%</text:p>
          </table:table-cell>
          <table:table-cell office:value-type="percentage" office:value="0.79619219634455152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263" table:style-name="ce46">
            <text:p>459.263</text:p>
          </table:table-cell>
          <table:table-cell office:value-type="percentage" office:value="1" table:style-name="ce47">
            <text:p>100,0%</text:p>
          </table:table-cell>
          <table:table-cell office:value-type="float" office:value="619040" table:style-name="ce46">
            <text:p>619.040</text:p>
          </table:table-cell>
          <table:table-cell office:value-type="percentage" office:value="0.97441806287502442" table:style-name="ce47">
            <text:p>97,4%</text:p>
          </table:table-cell>
          <table:table-cell office:value-type="float" office:value="801372" table:style-name="ce46">
            <text:p>801.372</text:p>
          </table:table-cell>
          <table:table-cell office:value-type="percentage" office:value="0.95676612733767596" table:style-name="ce47">
            <text:p>95,7%</text:p>
          </table:table-cell>
          <table:table-cell office:value-type="float" office:value="1028921" table:style-name="ce46">
            <text:p>1.028.921</text:p>
          </table:table-cell>
          <table:table-cell office:value-type="percentage" office:value="0.94242521387092637" table:style-name="ce47">
            <text:p>94,2%</text:p>
          </table:table-cell>
          <table:table-cell office:value-type="float" office:value="1135241" table:style-name="ce46">
            <text:p>1.135.241</text:p>
          </table:table-cell>
          <table:table-cell office:value-type="percentage" office:value="0.86215051395286135" table:style-name="ce47">
            <text:p>86,2%</text:p>
          </table:table-cell>
          <table:table-cell office:value-type="float" office:value="789284" table:style-name="ce46">
            <text:p>789.284</text:p>
          </table:table-cell>
          <table:table-cell office:value-type="percentage" office:value="0.75554730187660579" table:style-name="ce47">
            <text:p>75,6%</text:p>
          </table:table-cell>
          <table:table-cell office:value-type="float" office:value="651862" table:style-name="ce46">
            <text:p>651.862</text:p>
          </table:table-cell>
          <table:table-cell office:value-type="percentage" office:value="0.77701132984081012" table:style-name="ce47">
            <text:p>77,7%</text:p>
          </table:table-cell>
          <table:table-cell office:value-type="float" office:value="541714" table:style-name="ce46">
            <text:p>541.714</text:p>
          </table:table-cell>
          <table:table-cell office:value-type="percentage" office:value="0.82557462593307185" table:style-name="ce47">
            <text:p>82,6%</text:p>
          </table:table-cell>
          <table:table-cell office:value-type="float" office:value="6026697" table:style-name="ce46">
            <text:p>6.026.69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745793755714607" table:style-name="ce47">
            <text:p>87,7%</text:p>
          </table:table-cell>
          <table:table-cell office:value-type="percentage" office:value="0.77459202704614971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59" table:style-name="ce46">
            <text:p>297.559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2" table:style-name="ce46">
            <text:p>434.962</text:p>
          </table:table-cell>
          <table:table-cell office:value-type="percentage" office:value="0.99337690870639606" table:style-name="ce47">
            <text:p>99,3%</text:p>
          </table:table-cell>
          <table:table-cell office:value-type="float" office:value="571104" table:style-name="ce46">
            <text:p>571.104</text:p>
          </table:table-cell>
          <table:table-cell office:value-type="percentage" office:value="0.98342769764846882" table:style-name="ce47">
            <text:p>98,3%</text:p>
          </table:table-cell>
          <table:table-cell office:value-type="float" office:value="716130" table:style-name="ce46">
            <text:p>716.130</text:p>
          </table:table-cell>
          <table:table-cell office:value-type="percentage" office:value="0.95187775642201466" table:style-name="ce47">
            <text:p>95,2%</text:p>
          </table:table-cell>
          <table:table-cell office:value-type="float" office:value="754990" table:style-name="ce46">
            <text:p>754.990</text:p>
          </table:table-cell>
          <table:table-cell office:value-type="percentage" office:value="0.8865672132533573" table:style-name="ce47">
            <text:p>88,7%</text:p>
          </table:table-cell>
          <table:table-cell office:value-type="float" office:value="513256" table:style-name="ce46">
            <text:p>513.256</text:p>
          </table:table-cell>
          <table:table-cell office:value-type="percentage" office:value="0.79113507481206424" table:style-name="ce47">
            <text:p>79,1%</text:p>
          </table:table-cell>
          <table:table-cell office:value-type="float" office:value="428805" table:style-name="ce46">
            <text:p>428.805</text:p>
          </table:table-cell>
          <table:table-cell office:value-type="percentage" office:value="0.8308145685355901" table:style-name="ce47">
            <text:p>83,1%</text:p>
          </table:table-cell>
          <table:table-cell office:value-type="float" office:value="376263" table:style-name="ce46">
            <text:p>376.263</text:p>
          </table:table-cell>
          <table:table-cell office:value-type="percentage" office:value="0.88630276705352495" table:style-name="ce47">
            <text:p>88,6%</text:p>
          </table:table-cell>
          <table:table-cell office:value-type="float" office:value="4093069" table:style-name="ce46">
            <text:p>4.093.069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0963312798445" table:style-name="ce47">
            <text:p>91,2%</text:p>
          </table:table-cell>
          <table:table-cell office:value-type="percentage" office:value="0.809330295907760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09" table:style-name="ce46">
            <text:p>78.309</text:p>
          </table:table-cell>
          <table:table-cell office:value-type="percentage" office:value="1" table:style-name="ce47">
            <text:p>100,0%</text:p>
          </table:table-cell>
          <table:table-cell office:value-type="float" office:value="96002" table:style-name="ce46">
            <text:p>96.002</text:p>
          </table:table-cell>
          <table:table-cell office:value-type="percentage" office:value="1" table:style-name="ce47">
            <text:p>100,0%</text:p>
          </table:table-cell>
          <table:table-cell office:value-type="float" office:value="132977" table:style-name="ce46">
            <text:p>132.977</text:p>
          </table:table-cell>
          <table:table-cell office:value-type="percentage" office:value="1" table:style-name="ce47">
            <text:p>100,0%</text:p>
          </table:table-cell>
          <table:table-cell office:value-type="float" office:value="161686" table:style-name="ce46">
            <text:p>161.686</text:p>
          </table:table-cell>
          <table:table-cell office:value-type="percentage" office:value="0.95550066187594551" table:style-name="ce47">
            <text:p>95,6%</text:p>
          </table:table-cell>
          <table:table-cell office:value-type="float" office:value="146490" table:style-name="ce46">
            <text:p>146.490</text:p>
          </table:table-cell>
          <table:table-cell office:value-type="percentage" office:value="0.91846715236936816" table:style-name="ce47">
            <text:p>91,8%</text:p>
          </table:table-cell>
          <table:table-cell office:value-type="float" office:value="113542" table:style-name="ce46">
            <text:p>113.542</text:p>
          </table:table-cell>
          <table:table-cell office:value-type="percentage" office:value="0.85063568051903293" table:style-name="ce47">
            <text:p>85,1%</text:p>
          </table:table-cell>
          <table:table-cell office:value-type="float" office:value="94000" table:style-name="ce46">
            <text:p>94.000</text:p>
          </table:table-cell>
          <table:table-cell office:value-type="percentage" office:value="0.82950935404165194" table:style-name="ce47">
            <text:p>83,0%</text:p>
          </table:table-cell>
          <table:table-cell office:value-type="float" office:value="77933" table:style-name="ce46">
            <text:p>77.933</text:p>
          </table:table-cell>
          <table:table-cell office:value-type="percentage" office:value="0.9195634218289086" table:style-name="ce47">
            <text:p>92,0%</text:p>
          </table:table-cell>
          <table:table-cell office:value-type="float" office:value="900939" table:style-name="ce46">
            <text:p>900.93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49381553264663" table:style-name="ce47">
            <text:p>94,5%</text:p>
          </table:table-cell>
          <table:table-cell office:value-type="percentage" office:value="0.84675752617278222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80" table:style-name="ce46">
            <text:p>242.480</text:p>
          </table:table-cell>
          <table:table-cell office:value-type="percentage" office:value="1" table:style-name="ce47">
            <text:p>100,0%</text:p>
          </table:table-cell>
          <table:table-cell office:value-type="float" office:value="291505" table:style-name="ce46">
            <text:p>291.505</text:p>
          </table:table-cell>
          <table:table-cell office:value-type="percentage" office:value="1" table:style-name="ce47">
            <text:p>100,0%</text:p>
          </table:table-cell>
          <table:table-cell office:value-type="float" office:value="346498" table:style-name="ce46">
            <text:p>346.498</text:p>
          </table:table-cell>
          <table:table-cell office:value-type="percentage" office:value="0.99876342861754774" table:style-name="ce47">
            <text:p>99,9%</text:p>
          </table:table-cell>
          <table:table-cell office:value-type="float" office:value="391492" table:style-name="ce46">
            <text:p>391.492</text:p>
          </table:table-cell>
          <table:table-cell office:value-type="percentage" office:value="0.96452971132501741" table:style-name="ce47">
            <text:p>96,5%</text:p>
          </table:table-cell>
          <table:table-cell office:value-type="float" office:value="408972" table:style-name="ce46">
            <text:p>408.972</text:p>
          </table:table-cell>
          <table:table-cell office:value-type="percentage" office:value="0.92272703685069069" table:style-name="ce47">
            <text:p>92,3%</text:p>
          </table:table-cell>
          <table:table-cell office:value-type="float" office:value="264826" table:style-name="ce46">
            <text:p>264.826</text:p>
          </table:table-cell>
          <table:table-cell office:value-type="percentage" office:value="0.81886038687973084" table:style-name="ce47">
            <text:p>81,9%</text:p>
          </table:table-cell>
          <table:table-cell office:value-type="float" office:value="200105" table:style-name="ce46">
            <text:p>200.105</text:p>
          </table:table-cell>
          <table:table-cell office:value-type="percentage" office:value="0.8663266675614012" table:style-name="ce47">
            <text:p>86,6%</text:p>
          </table:table-cell>
          <table:table-cell office:value-type="float" office:value="170492" table:style-name="ce46">
            <text:p>170.492</text:p>
          </table:table-cell>
          <table:table-cell office:value-type="percentage" office:value="0.94714094451882425" table:style-name="ce47">
            <text:p>94,7%</text:p>
          </table:table-cell>
          <table:table-cell office:value-type="float" office:value="2316370" table:style-name="ce46">
            <text:p>2.316.37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372492612539349" table:style-name="ce47">
            <text:p>94,4%</text:p>
          </table:table-cell>
          <table:table-cell office:value-type="percentage" office:value="0.85733722355198483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1" table:style-name="ce46">
            <text:p>23.391</text:p>
          </table:table-cell>
          <table:table-cell office:value-type="percentage" office:value="1" table:style-name="ce47">
            <text:p>100,0%</text:p>
          </table:table-cell>
          <table:table-cell office:value-type="float" office:value="28689" table:style-name="ce46">
            <text:p>28.689</text:p>
          </table:table-cell>
          <table:table-cell office:value-type="percentage" office:value="1" table:style-name="ce47">
            <text:p>100,0%</text:p>
          </table:table-cell>
          <table:table-cell office:value-type="float" office:value="38111" table:style-name="ce46">
            <text:p>38.111</text:p>
          </table:table-cell>
          <table:table-cell office:value-type="percentage" office:value="1" table:style-name="ce47">
            <text:p>100,0%</text:p>
          </table:table-cell>
          <table:table-cell office:value-type="float" office:value="45499" table:style-name="ce46">
            <text:p>45.499</text:p>
          </table:table-cell>
          <table:table-cell office:value-type="percentage" office:value="0.95457787848271236" table:style-name="ce47">
            <text:p>95,5%</text:p>
          </table:table-cell>
          <table:table-cell office:value-type="float" office:value="47722" table:style-name="ce46">
            <text:p>47.722</text:p>
          </table:table-cell>
          <table:table-cell office:value-type="percentage" office:value="0.90131641075037305" table:style-name="ce47">
            <text:p>90,1%</text:p>
          </table:table-cell>
          <table:table-cell office:value-type="float" office:value="31474" table:style-name="ce46">
            <text:p>31.474</text:p>
          </table:table-cell>
          <table:table-cell office:value-type="percentage" office:value="0.80047814033927622" table:style-name="ce47">
            <text:p>80,0%</text:p>
          </table:table-cell>
          <table:table-cell office:value-type="float" office:value="24436" table:style-name="ce46">
            <text:p>24.436</text:p>
          </table:table-cell>
          <table:table-cell office:value-type="percentage" office:value="0.80228511392737545" table:style-name="ce47">
            <text:p>80,2%</text:p>
          </table:table-cell>
          <table:table-cell office:value-type="float" office:value="22299" table:style-name="ce46">
            <text:p>22.299</text:p>
          </table:table-cell>
          <table:table-cell office:value-type="percentage" office:value="0.87337458875137086" table:style-name="ce47">
            <text:p>87,3%</text:p>
          </table:table-cell>
          <table:table-cell office:value-type="float" office:value="261621" table:style-name="ce46">
            <text:p>261.62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129802443920128" table:style-name="ce47">
            <text:p>92,1%</text:p>
          </table:table-cell>
          <table:table-cell office:value-type="percentage" office:value="0.81778540482754736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527" table:style-name="ce46">
            <text:p>374.527</text:p>
          </table:table-cell>
          <table:table-cell office:value-type="percentage" office:value="1" table:style-name="ce47">
            <text:p>100,0%</text:p>
          </table:table-cell>
          <table:table-cell office:value-type="float" office:value="511989" table:style-name="ce46">
            <text:p>511.989</text:p>
          </table:table-cell>
          <table:table-cell office:value-type="percentage" office:value="0.97321325043101725" table:style-name="ce47">
            <text:p>97,3%</text:p>
          </table:table-cell>
          <table:table-cell office:value-type="float" office:value="690923" table:style-name="ce46">
            <text:p>690.923</text:p>
          </table:table-cell>
          <table:table-cell office:value-type="percentage" office:value="0.98236940921880844" table:style-name="ce47">
            <text:p>98,2%</text:p>
          </table:table-cell>
          <table:table-cell office:value-type="float" office:value="944813" table:style-name="ce46">
            <text:p>944.813</text:p>
          </table:table-cell>
          <table:table-cell office:value-type="percentage" office:value="0.9712474416185316" table:style-name="ce47">
            <text:p>97,1%</text:p>
          </table:table-cell>
          <table:table-cell office:value-type="float" office:value="1039814" table:style-name="ce46">
            <text:p>1.039.814</text:p>
          </table:table-cell>
          <table:table-cell office:value-type="percentage" office:value="0.89180091100035941" table:style-name="ce47">
            <text:p>89,2%</text:p>
          </table:table-cell>
          <table:table-cell office:value-type="float" office:value="759125" table:style-name="ce46">
            <text:p>759.125</text:p>
          </table:table-cell>
          <table:table-cell office:value-type="percentage" office:value="0.7993818710248094" table:style-name="ce47">
            <text:p>79,9%</text:p>
          </table:table-cell>
          <table:table-cell office:value-type="float" office:value="611713" table:style-name="ce46">
            <text:p>611.713</text:p>
          </table:table-cell>
          <table:table-cell office:value-type="percentage" office:value="0.82388363244553686" table:style-name="ce47">
            <text:p>82,4%</text:p>
          </table:table-cell>
          <table:table-cell office:value-type="float" office:value="462089" table:style-name="ce46">
            <text:p>462.089</text:p>
          </table:table-cell>
          <table:table-cell office:value-type="percentage" office:value="0.83478579764498451" table:style-name="ce47">
            <text:p>83,5%</text:p>
          </table:table-cell>
          <table:table-cell office:value-type="float" office:value="5394993" table:style-name="ce46">
            <text:p>5.394.993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248408439232464" table:style-name="ce47">
            <text:p>90,2%</text:p>
          </table:table-cell>
          <table:table-cell office:value-type="percentage" office:value="0.79573482629801551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50" table:style-name="ce46">
            <text:p>74.050</text:p>
          </table:table-cell>
          <table:table-cell office:value-type="percentage" office:value="1" table:style-name="ce47">
            <text:p>100,0%</text:p>
          </table:table-cell>
          <table:table-cell office:value-type="float" office:value="103494" table:style-name="ce46">
            <text:p>103.494</text:p>
          </table:table-cell>
          <table:table-cell office:value-type="percentage" office:value="1" table:style-name="ce47">
            <text:p>100,0%</text:p>
          </table:table-cell>
          <table:table-cell office:value-type="float" office:value="148656" table:style-name="ce46">
            <text:p>148.656</text:p>
          </table:table-cell>
          <table:table-cell office:value-type="percentage" office:value="1" table:style-name="ce47">
            <text:p>100,0%</text:p>
          </table:table-cell>
          <table:table-cell office:value-type="float" office:value="207922" table:style-name="ce46">
            <text:p>207.922</text:p>
          </table:table-cell>
          <table:table-cell office:value-type="percentage" office:value="0.97498780808042917" table:style-name="ce47">
            <text:p>97,5%</text:p>
          </table:table-cell>
          <table:table-cell office:value-type="float" office:value="232641" table:style-name="ce46">
            <text:p>232.641</text:p>
          </table:table-cell>
          <table:table-cell office:value-type="percentage" office:value="0.91534366552957425" table:style-name="ce47">
            <text:p>91,5%</text:p>
          </table:table-cell>
          <table:table-cell office:value-type="float" office:value="168671" table:style-name="ce46">
            <text:p>168.671</text:p>
          </table:table-cell>
          <table:table-cell office:value-type="percentage" office:value="0.80702669339674549" table:style-name="ce47">
            <text:p>80,7%</text:p>
          </table:table-cell>
          <table:table-cell office:value-type="float" office:value="142703" table:style-name="ce46">
            <text:p>142.703</text:p>
          </table:table-cell>
          <table:table-cell office:value-type="percentage" office:value="0.82847406065672746" table:style-name="ce47">
            <text:p>82,8%</text:p>
          </table:table-cell>
          <table:table-cell office:value-type="float" office:value="121581" table:style-name="ce46">
            <text:p>121.581</text:p>
          </table:table-cell>
          <table:table-cell office:value-type="percentage" office:value="0.85684384117721679" table:style-name="ce47">
            <text:p>85,7%</text:p>
          </table:table-cell>
          <table:table-cell office:value-type="float" office:value="1199718" table:style-name="ce46">
            <text:p>1.199.71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571950109034395" table:style-name="ce47">
            <text:p>91,6%</text:p>
          </table:table-cell>
          <table:table-cell office:value-type="percentage" office:value="0.79385753921750923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29" table:style-name="ce46">
            <text:p>42.529</text:p>
          </table:table-cell>
          <table:table-cell office:value-type="percentage" office:value="1" table:style-name="ce47">
            <text:p>100,0%</text:p>
          </table:table-cell>
          <table:table-cell office:value-type="float" office:value="55921" table:style-name="ce46">
            <text:p>55.921</text:p>
          </table:table-cell>
          <table:table-cell office:value-type="percentage" office:value="1" table:style-name="ce47">
            <text:p>100,0%</text:p>
          </table:table-cell>
          <table:table-cell office:value-type="float" office:value="72388" table:style-name="ce46">
            <text:p>72.388</text:p>
          </table:table-cell>
          <table:table-cell office:value-type="percentage" office:value="0.98028275824711553" table:style-name="ce47">
            <text:p>98,0%</text:p>
          </table:table-cell>
          <table:table-cell office:value-type="float" office:value="92092" table:style-name="ce46">
            <text:p>92.092</text:p>
          </table:table-cell>
          <table:table-cell office:value-type="percentage" office:value="0.95240656090346865" table:style-name="ce47">
            <text:p>95,2%</text:p>
          </table:table-cell>
          <table:table-cell office:value-type="float" office:value="95652" table:style-name="ce46">
            <text:p>95.652</text:p>
          </table:table-cell>
          <table:table-cell office:value-type="percentage" office:value="0.88565026573581973" table:style-name="ce47">
            <text:p>88,6%</text:p>
          </table:table-cell>
          <table:table-cell office:value-type="float" office:value="64539" table:style-name="ce46">
            <text:p>64.539</text:p>
          </table:table-cell>
          <table:table-cell office:value-type="percentage" office:value="0.79343750384185097" table:style-name="ce47">
            <text:p>79,3%</text:p>
          </table:table-cell>
          <table:table-cell office:value-type="float" office:value="57817" table:style-name="ce46">
            <text:p>57.817</text:p>
          </table:table-cell>
          <table:table-cell office:value-type="percentage" office:value="0.84866499332129697" table:style-name="ce47">
            <text:p>84,9%</text:p>
          </table:table-cell>
          <table:table-cell office:value-type="float" office:value="49736" table:style-name="ce46">
            <text:p>49.736</text:p>
          </table:table-cell>
          <table:table-cell office:value-type="percentage" office:value="0.88203163793714978" table:style-name="ce47">
            <text:p>88,2%</text:p>
          </table:table-cell>
          <table:table-cell office:value-type="float" office:value="530674" table:style-name="ce46">
            <text:p>530.67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282420005710807" table:style-name="ce47">
            <text:p>91,3%</text:p>
          </table:table-cell>
          <table:table-cell office:value-type="percentage" office:value="0.80259589804551446" table:style-name="ce47">
            <text:p>8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06" table:style-name="ce46">
            <text:p>164.306</text:p>
          </table:table-cell>
          <table:table-cell office:value-type="percentage" office:value="1" table:style-name="ce47">
            <text:p>100,0%</text:p>
          </table:table-cell>
          <table:table-cell office:value-type="float" office:value="213867" table:style-name="ce46">
            <text:p>213.867</text:p>
          </table:table-cell>
          <table:table-cell office:value-type="percentage" office:value="1" table:style-name="ce47">
            <text:p>100,0%</text:p>
          </table:table-cell>
          <table:table-cell office:value-type="float" office:value="278874" table:style-name="ce46">
            <text:p>278.874</text:p>
          </table:table-cell>
          <table:table-cell office:value-type="percentage" office:value="0.99555546035791931" table:style-name="ce47">
            <text:p>99,6%</text:p>
          </table:table-cell>
          <table:table-cell office:value-type="float" office:value="324477" table:style-name="ce46">
            <text:p>324.477</text:p>
          </table:table-cell>
          <table:table-cell office:value-type="percentage" office:value="0.95440868058721617" table:style-name="ce47">
            <text:p>95,4%</text:p>
          </table:table-cell>
          <table:table-cell office:value-type="float" office:value="321633" table:style-name="ce46">
            <text:p>321.633</text:p>
          </table:table-cell>
          <table:table-cell office:value-type="percentage" office:value="0.8881626363794517" table:style-name="ce47">
            <text:p>88,8%</text:p>
          </table:table-cell>
          <table:table-cell office:value-type="float" office:value="204686" table:style-name="ce46">
            <text:p>204.686</text:p>
          </table:table-cell>
          <table:table-cell office:value-type="percentage" office:value="0.78561312336159483" table:style-name="ce47">
            <text:p>78,6%</text:p>
          </table:table-cell>
          <table:table-cell office:value-type="float" office:value="166086" table:style-name="ce46">
            <text:p>166.086</text:p>
          </table:table-cell>
          <table:table-cell office:value-type="percentage" office:value="0.82410908333085231" table:style-name="ce47">
            <text:p>82,4%</text:p>
          </table:table-cell>
          <table:table-cell office:value-type="float" office:value="148667" table:style-name="ce46">
            <text:p>148.667</text:p>
          </table:table-cell>
          <table:table-cell office:value-type="percentage" office:value="0.88174204951187973" table:style-name="ce47">
            <text:p>88,2%</text:p>
          </table:table-cell>
          <table:table-cell office:value-type="float" office:value="1822596" table:style-name="ce46">
            <text:p>1.822.59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867357076286971" table:style-name="ce47">
            <text:p>91,9%</text:p>
          </table:table-cell>
          <table:table-cell office:value-type="percentage" office:value="0.82080284475956811" table:style-name="ce47">
            <text:p>8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6" table:style-name="ce46">
            <text:p>2.406</text:p>
          </table:table-cell>
          <table:table-cell office:value-type="percentage" office:value="0.92360844529750474" table:style-name="ce47">
            <text:p>92,4%</text:p>
          </table:table-cell>
          <table:table-cell office:value-type="float" office:value="3901" table:style-name="ce46">
            <text:p>3.901</text:p>
          </table:table-cell>
          <table:table-cell office:value-type="percentage" office:value="0.90342751273737842" table:style-name="ce47">
            <text:p>90,3%</text:p>
          </table:table-cell>
          <table:table-cell office:value-type="float" office:value="7677" table:style-name="ce46">
            <text:p>7.677</text:p>
          </table:table-cell>
          <table:table-cell office:value-type="percentage" office:value="0.97709049255441005" table:style-name="ce47">
            <text:p>97,7%</text:p>
          </table:table-cell>
          <table:table-cell office:value-type="float" office:value="10622" table:style-name="ce46">
            <text:p>10.622</text:p>
          </table:table-cell>
          <table:table-cell office:value-type="percentage" office:value="0.91917618553132574" table:style-name="ce47">
            <text:p>91,9%</text:p>
          </table:table-cell>
          <table:table-cell office:value-type="float" office:value="11219" table:style-name="ce46">
            <text:p>11.219</text:p>
          </table:table-cell>
          <table:table-cell office:value-type="percentage" office:value="0.88743869640879602" table:style-name="ce47">
            <text:p>88,7%</text:p>
          </table:table-cell>
          <table:table-cell office:value-type="float" office:value="9347" table:style-name="ce46">
            <text:p>9.347</text:p>
          </table:table-cell>
          <table:table-cell office:value-type="percentage" office:value="0.78585841600807127" table:style-name="ce47">
            <text:p>78,6%</text:p>
          </table:table-cell>
          <table:table-cell office:value-type="float" office:value="9370" table:style-name="ce46">
            <text:p>9.370</text:p>
          </table:table-cell>
          <table:table-cell office:value-type="percentage" office:value="0.85438132579556847" table:style-name="ce47">
            <text:p>85,4%</text:p>
          </table:table-cell>
          <table:table-cell office:value-type="float" office:value="8679" table:style-name="ce46">
            <text:p>8.679</text:p>
          </table:table-cell>
          <table:table-cell office:value-type="percentage" office:value="0.95101906640368183" table:style-name="ce47">
            <text:p>95,1%</text:p>
          </table:table-cell>
          <table:table-cell office:value-type="float" office:value="63221" table:style-name="ce46">
            <text:p>63.22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087578383710275" table:style-name="ce47">
            <text:p>89,1%</text:p>
          </table:table-cell>
          <table:table-cell office:value-type="percentage" office:value="0.75082539607135224" table:style-name="ce47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20" table:style-name="ce46">
            <text:p>2.020</text:p>
          </table:table-cell>
          <table:table-cell office:value-type="percentage" office:value="0.85994040017028528" table:style-name="ce47">
            <text:p>86,0%</text:p>
          </table:table-cell>
          <table:table-cell office:value-type="float" office:value="3332" table:style-name="ce46">
            <text:p>3.332</text:p>
          </table:table-cell>
          <table:table-cell office:value-type="percentage" office:value="0.88900747065101382" table:style-name="ce47">
            <text:p>88,9%</text:p>
          </table:table-cell>
          <table:table-cell office:value-type="float" office:value="7203" table:style-name="ce46">
            <text:p>7.203</text:p>
          </table:table-cell>
          <table:table-cell office:value-type="percentage" office:value="0.9202759678037562" table:style-name="ce47">
            <text:p>92,0%</text:p>
          </table:table-cell>
          <table:table-cell office:value-type="float" office:value="9743" table:style-name="ce46">
            <text:p>9.743</text:p>
          </table:table-cell>
          <table:table-cell office:value-type="percentage" office:value="0.86228869811487741" table:style-name="ce47">
            <text:p>86,2%</text:p>
          </table:table-cell>
          <table:table-cell office:value-type="float" office:value="10151" table:style-name="ce46">
            <text:p>10.151</text:p>
          </table:table-cell>
          <table:table-cell office:value-type="percentage" office:value="0.84577570404932512" table:style-name="ce47">
            <text:p>84,6%</text:p>
          </table:table-cell>
          <table:table-cell office:value-type="float" office:value="8762" table:style-name="ce46">
            <text:p>8.762</text:p>
          </table:table-cell>
          <table:table-cell office:value-type="percentage" office:value="0.72216269677738398" table:style-name="ce47">
            <text:p>72,2%</text:p>
          </table:table-cell>
          <table:table-cell office:value-type="float" office:value="9008" table:style-name="ce46">
            <text:p>9.008</text:p>
          </table:table-cell>
          <table:table-cell office:value-type="percentage" office:value="0.75097957482284283" table:style-name="ce47">
            <text:p>75,1%</text:p>
          </table:table-cell>
          <table:table-cell office:value-type="float" office:value="8201" table:style-name="ce46">
            <text:p>8.201</text:p>
          </table:table-cell>
          <table:table-cell office:value-type="percentage" office:value="0.85659076665970335" table:style-name="ce47">
            <text:p>85,7%</text:p>
          </table:table-cell>
          <table:table-cell office:value-type="float" office:value="58420" table:style-name="ce46">
            <text:p>58.42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366376697167509" table:style-name="ce47">
            <text:p>82,4%</text:p>
          </table:table-cell>
          <table:table-cell office:value-type="percentage" office:value="0.6709081721714365" table:style-name="ce47">
            <text:p>67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6" table:style-name="ce46">
            <text:p>3.676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1" table:style-name="ce46">
            <text:p>22.791</text:p>
          </table:table-cell>
          <table:table-cell office:value-type="string" table:style-name="ce47">
            <text:p>-</text:p>
          </table:table-cell>
          <table:table-cell office:value-type="float" office:value="32842" table:style-name="ce46">
            <text:p>32.842</text:p>
          </table:table-cell>
          <table:table-cell office:value-type="string" table:style-name="ce47">
            <text:p>-</text:p>
          </table:table-cell>
          <table:table-cell office:value-type="float" office:value="24888" table:style-name="ce46">
            <text:p>24.888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25" table:style-name="ce46">
            <text:p>95.22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47" table:style-name="ce49">
            <text:p>247</text:p>
          </table:table-cell>
          <table:table-cell office:value-type="string" table:style-name="ce50">
            <text:p>-</text:p>
          </table:table-cell>
          <table:table-cell office:value-type="float" office:value="742" table:style-name="ce49">
            <text:p>742</text:p>
          </table:table-cell>
          <table:table-cell office:value-type="string" table:style-name="ce50">
            <text:p>-</text:p>
          </table:table-cell>
          <table:table-cell office:value-type="float" office:value="1450" table:style-name="ce49">
            <text:p>1.450</text:p>
          </table:table-cell>
          <table:table-cell office:value-type="string" table:style-name="ce50">
            <text:p>-</text:p>
          </table:table-cell>
          <table:table-cell office:value-type="float" office:value="1713" table:style-name="ce49">
            <text:p>1.713</text:p>
          </table:table-cell>
          <table:table-cell office:value-type="string" table:style-name="ce50">
            <text:p>-</text:p>
          </table:table-cell>
          <table:table-cell office:value-type="float" office:value="1406" table:style-name="ce49">
            <text:p>1.406</text:p>
          </table:table-cell>
          <table:table-cell office:value-type="string" table:style-name="ce50">
            <text:p>-</text:p>
          </table:table-cell>
          <table:table-cell office:value-type="float" office:value="180" table:style-name="ce49">
            <text:p>180</text:p>
          </table:table-cell>
          <table:table-cell office:value-type="string" table:style-name="ce50">
            <text:p>-</text:p>
          </table:table-cell>
          <table:table-cell office:value-type="float" office:value="5810" table:style-name="ce49">
            <text:p>5.81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0896" table:style-name="ce53">
            <text:p>2.940.896</text:p>
          </table:table-cell>
          <table:table-cell office:value-type="percentage" office:value="1" table:style-name="ce54">
            <text:p>100,0%</text:p>
          </table:table-cell>
          <table:table-cell office:value-type="float" office:value="3948268" table:style-name="ce53">
            <text:p>3.948.268</text:p>
          </table:table-cell>
          <table:table-cell office:value-type="percentage" office:value="0.99702604389596583" table:style-name="ce54">
            <text:p>99,7%</text:p>
          </table:table-cell>
          <table:table-cell office:value-type="float" office:value="5290448" table:style-name="ce53">
            <text:p>5.290.448</text:p>
          </table:table-cell>
          <table:table-cell office:value-type="percentage" office:value="0.99128009704353726" table:style-name="ce54">
            <text:p>99,1%</text:p>
          </table:table-cell>
          <table:table-cell office:value-type="float" office:value="6700189" table:style-name="ce53">
            <text:p>6.700.189</text:p>
          </table:table-cell>
          <table:table-cell office:value-type="percentage" office:value="0.95263720930100293" table:style-name="ce54">
            <text:p>95,3%</text:p>
          </table:table-cell>
          <table:table-cell office:value-type="float" office:value="7011081" table:style-name="ce53">
            <text:p>7.011.081</text:p>
          </table:table-cell>
          <table:table-cell office:value-type="percentage" office:value="0.88840783720998306" table:style-name="ce54">
            <text:p>88,8%</text:p>
          </table:table-cell>
          <table:table-cell office:value-type="float" office:value="4954162" table:style-name="ce53">
            <text:p>4.954.162</text:p>
          </table:table-cell>
          <table:table-cell office:value-type="percentage" office:value="0.79515915744134047" table:style-name="ce54">
            <text:p>79,5%</text:p>
          </table:table-cell>
          <table:table-cell office:value-type="float" office:value="4050480" table:style-name="ce53">
            <text:p>4.050.480</text:p>
          </table:table-cell>
          <table:table-cell office:value-type="percentage" office:value="0.81916580377944603" table:style-name="ce54">
            <text:p>81,9%</text:p>
          </table:table-cell>
          <table:table-cell office:value-type="float" office:value="3385809" table:style-name="ce53">
            <text:p>3.385.809</text:p>
          </table:table-cell>
          <table:table-cell office:value-type="percentage" office:value="0.8706820247250614" table:style-name="ce54">
            <text:p>87,1%</text:p>
          </table:table-cell>
          <table:table-cell office:value-type="float" office:value="38281333" table:style-name="ce53">
            <text:p>38.281.33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886728950714823" table:style-name="ce54">
            <text:p>90,9%</text:p>
          </table:table-cell>
          <table:table-cell office:value-type="percentage" office:value="0.80675851690156086" table:style-name="ce54">
            <text:p>80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347" table:style-name="ce43">
            <text:p>429.347</text:p>
          </table:table-cell>
          <table:table-cell office:value-type="percentage" office:value="1" table:style-name="ce44">
            <text:p>100,0%</text:p>
          </table:table-cell>
          <table:table-cell office:value-type="float" office:value="650352" table:style-name="ce43">
            <text:p>650.352</text:p>
          </table:table-cell>
          <table:table-cell office:value-type="percentage" office:value="0.99995541075154415" table:style-name="ce44">
            <text:p>100,0%</text:p>
          </table:table-cell>
          <table:table-cell office:value-type="float" office:value="923226" table:style-name="ce43">
            <text:p>923.226</text:p>
          </table:table-cell>
          <table:table-cell office:value-type="percentage" office:value="1.0077269259190937" table:style-name="ce44">
            <text:p>100,8%</text:p>
          </table:table-cell>
          <table:table-cell office:value-type="float" office:value="1208883" table:style-name="ce43">
            <text:p>1.208.883</text:p>
          </table:table-cell>
          <table:table-cell office:value-type="percentage" office:value="0.95562287108277255" table:style-name="ce44">
            <text:p>95,6%</text:p>
          </table:table-cell>
          <table:table-cell office:value-type="float" office:value="1242404" table:style-name="ce43">
            <text:p>1.242.404</text:p>
          </table:table-cell>
          <table:table-cell office:value-type="percentage" office:value="0.89696876935761249" table:style-name="ce44">
            <text:p>89,7%</text:p>
          </table:table-cell>
          <table:table-cell office:value-type="float" office:value="915610" table:style-name="ce43">
            <text:p>915.610</text:p>
          </table:table-cell>
          <table:table-cell office:value-type="percentage" office:value="0.80301381228310054" table:style-name="ce44">
            <text:p>80,3%</text:p>
          </table:table-cell>
          <table:table-cell office:value-type="float" office:value="751349" table:style-name="ce43">
            <text:p>751.349</text:p>
          </table:table-cell>
          <table:table-cell office:value-type="percentage" office:value="0.80905744977774718" table:style-name="ce44">
            <text:p>80,9%</text:p>
          </table:table-cell>
          <table:table-cell office:value-type="float" office:value="660256" table:style-name="ce43">
            <text:p>660.256</text:p>
          </table:table-cell>
          <table:table-cell office:value-type="percentage" office:value="0.87694230495931103" table:style-name="ce44">
            <text:p>87,7%</text:p>
          </table:table-cell>
          <table:table-cell office:value-type="float" office:value="6781427" table:style-name="ce43">
            <text:p>6.781.42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001741149158444" table:style-name="ce44">
            <text:p>91,0%</text:p>
          </table:table-cell>
          <table:table-cell office:value-type="percentage" office:value="0.80116939028598677" table:style-name="ce44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111" table:style-name="ce46">
            <text:p>100.111</text:p>
          </table:table-cell>
          <table:table-cell office:value-type="percentage" office:value="1" table:style-name="ce47">
            <text:p>100,0%</text:p>
          </table:table-cell>
          <table:table-cell office:value-type="float" office:value="118696" table:style-name="ce46">
            <text:p>118.696</text:p>
          </table:table-cell>
          <table:table-cell office:value-type="percentage" office:value="0.99782270606531887" table:style-name="ce47">
            <text:p>99,8%</text:p>
          </table:table-cell>
          <table:table-cell office:value-type="float" office:value="152805" table:style-name="ce46">
            <text:p>152.805</text:p>
          </table:table-cell>
          <table:table-cell office:value-type="percentage" office:value="0.97722025747120556" table:style-name="ce47">
            <text:p>97,7%</text:p>
          </table:table-cell>
          <table:table-cell office:value-type="float" office:value="184342" table:style-name="ce46">
            <text:p>184.342</text:p>
          </table:table-cell>
          <table:table-cell office:value-type="percentage" office:value="0.92977111557200931" table:style-name="ce47">
            <text:p>93,0%</text:p>
          </table:table-cell>
          <table:table-cell office:value-type="float" office:value="185967" table:style-name="ce46">
            <text:p>185.967</text:p>
          </table:table-cell>
          <table:table-cell office:value-type="percentage" office:value="0.86519216722572956" table:style-name="ce47">
            <text:p>86,5%</text:p>
          </table:table-cell>
          <table:table-cell office:value-type="float" office:value="123327" table:style-name="ce46">
            <text:p>123.327</text:p>
          </table:table-cell>
          <table:table-cell office:value-type="percentage" office:value="0.7506847814177714" table:style-name="ce47">
            <text:p>75,1%</text:p>
          </table:table-cell>
          <table:table-cell office:value-type="float" office:value="101368" table:style-name="ce46">
            <text:p>101.368</text:p>
          </table:table-cell>
          <table:table-cell office:value-type="percentage" office:value="0.77735600187115128" table:style-name="ce47">
            <text:p>77,7%</text:p>
          </table:table-cell>
          <table:table-cell office:value-type="float" office:value="86181" table:style-name="ce46">
            <text:p>86.181</text:p>
          </table:table-cell>
          <table:table-cell office:value-type="percentage" office:value="0.8358242248494312" table:style-name="ce47">
            <text:p>83,6%</text:p>
          </table:table-cell>
          <table:table-cell office:value-type="float" office:value="1052797" table:style-name="ce46">
            <text:p>1.052.79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833583375382019" table:style-name="ce47">
            <text:p>88,8%</text:p>
          </table:table-cell>
          <table:table-cell office:value-type="percentage" office:value="0.79193931657428096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2" table:style-name="ce46">
            <text:p>88.19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5" table:style-name="ce46">
            <text:p>113.95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11" table:style-name="ce46">
            <text:p>147.411</text:p>
          </table:table-cell>
          <table:table-cell office:value-type="percentage" office:value="0.98502525859995194" table:style-name="ce47">
            <text:p>98,5%</text:p>
          </table:table-cell>
          <table:table-cell office:value-type="float" office:value="152557" table:style-name="ce46">
            <text:p>152.557</text:p>
          </table:table-cell>
          <table:table-cell office:value-type="percentage" office:value="0.93797534507670077" table:style-name="ce47">
            <text:p>93,8%</text:p>
          </table:table-cell>
          <table:table-cell office:value-type="float" office:value="149920" table:style-name="ce46">
            <text:p>149.920</text:p>
          </table:table-cell>
          <table:table-cell office:value-type="percentage" office:value="0.89776218164833255" table:style-name="ce47">
            <text:p>89,8%</text:p>
          </table:table-cell>
          <table:table-cell office:value-type="float" office:value="89687" table:style-name="ce46">
            <text:p>89.687</text:p>
          </table:table-cell>
          <table:table-cell office:value-type="percentage" office:value="0.78362792810897242" table:style-name="ce47">
            <text:p>78,4%</text:p>
          </table:table-cell>
          <table:table-cell office:value-type="float" office:value="65291" table:style-name="ce46">
            <text:p>65.291</text:p>
          </table:table-cell>
          <table:table-cell office:value-type="percentage" office:value="0.82530874341115645" table:style-name="ce47">
            <text:p>82,5%</text:p>
          </table:table-cell>
          <table:table-cell office:value-type="float" office:value="59725" table:style-name="ce46">
            <text:p>59.725</text:p>
          </table:table-cell>
          <table:table-cell office:value-type="percentage" office:value="0.93320312500000002" table:style-name="ce47">
            <text:p>93,3%</text:p>
          </table:table-cell>
          <table:table-cell office:value-type="float" office:value="866738" table:style-name="ce46">
            <text:p>866.73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05754625361514" table:style-name="ce47">
            <text:p>92,8%</text:p>
          </table:table-cell>
          <table:table-cell office:value-type="percentage" office:value="0.85075737349624647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67" table:style-name="ce46">
            <text:p>51.067</text:p>
          </table:table-cell>
          <table:table-cell office:value-type="percentage" office:value="1" table:style-name="ce47">
            <text:p>100,0%</text:p>
          </table:table-cell>
          <table:table-cell office:value-type="float" office:value="79021" table:style-name="ce46">
            <text:p>79.021</text:p>
          </table:table-cell>
          <table:table-cell office:value-type="percentage" office:value="0.98143226191067612" table:style-name="ce47">
            <text:p>98,1%</text:p>
          </table:table-cell>
          <table:table-cell office:value-type="float" office:value="109723" table:style-name="ce46">
            <text:p>109.723</text:p>
          </table:table-cell>
          <table:table-cell office:value-type="percentage" office:value="0.93595550664926508" table:style-name="ce47">
            <text:p>93,6%</text:p>
          </table:table-cell>
          <table:table-cell office:value-type="float" office:value="149294" table:style-name="ce46">
            <text:p>149.294</text:p>
          </table:table-cell>
          <table:table-cell office:value-type="percentage" office:value="0.90046261391943161" table:style-name="ce47">
            <text:p>90,0%</text:p>
          </table:table-cell>
          <table:table-cell office:value-type="float" office:value="166433" table:style-name="ce46">
            <text:p>166.433</text:p>
          </table:table-cell>
          <table:table-cell office:value-type="percentage" office:value="0.80725316725840557" table:style-name="ce47">
            <text:p>80,7%</text:p>
          </table:table-cell>
          <table:table-cell office:value-type="float" office:value="125080" table:style-name="ce46">
            <text:p>125.080</text:p>
          </table:table-cell>
          <table:table-cell office:value-type="percentage" office:value="0.68654733872339957" table:style-name="ce47">
            <text:p>68,7%</text:p>
          </table:table-cell>
          <table:table-cell office:value-type="float" office:value="95410" table:style-name="ce46">
            <text:p>95.410</text:p>
          </table:table-cell>
          <table:table-cell office:value-type="percentage" office:value="0.69166751243276159" table:style-name="ce47">
            <text:p>69,2%</text:p>
          </table:table-cell>
          <table:table-cell office:value-type="float" office:value="73827" table:style-name="ce46">
            <text:p>73.827</text:p>
          </table:table-cell>
          <table:table-cell office:value-type="percentage" office:value="0.77321952241307079" table:style-name="ce47">
            <text:p>77,3%</text:p>
          </table:table-cell>
          <table:table-cell office:value-type="float" office:value="849855" table:style-name="ce46">
            <text:p>849.85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122147097163212" table:style-name="ce47">
            <text:p>82,1%</text:p>
          </table:table-cell>
          <table:table-cell office:value-type="percentage" office:value="0.7254151149381628" table:style-name="ce47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91" table:style-name="ce46">
            <text:p>92.091</text:p>
          </table:table-cell>
          <table:table-cell office:value-type="percentage" office:value="1" table:style-name="ce47">
            <text:p>100,0%</text:p>
          </table:table-cell>
          <table:table-cell office:value-type="float" office:value="150473" table:style-name="ce46">
            <text:p>150.473</text:p>
          </table:table-cell>
          <table:table-cell office:value-type="percentage" office:value="0.97373989684917595" table:style-name="ce47">
            <text:p>97,4%</text:p>
          </table:table-cell>
          <table:table-cell office:value-type="float" office:value="221431" table:style-name="ce46">
            <text:p>221.431</text:p>
          </table:table-cell>
          <table:table-cell office:value-type="percentage" office:value="0.94189083422660069" table:style-name="ce47">
            <text:p>94,2%</text:p>
          </table:table-cell>
          <table:table-cell office:value-type="float" office:value="319019" table:style-name="ce46">
            <text:p>319.019</text:p>
          </table:table-cell>
          <table:table-cell office:value-type="percentage" office:value="0.91015143561418721" table:style-name="ce47">
            <text:p>91,0%</text:p>
          </table:table-cell>
          <table:table-cell office:value-type="float" office:value="314924" table:style-name="ce46">
            <text:p>314.924</text:p>
          </table:table-cell>
          <table:table-cell office:value-type="percentage" office:value="0.81181880986997457" table:style-name="ce47">
            <text:p>81,2%</text:p>
          </table:table-cell>
          <table:table-cell office:value-type="float" office:value="224047" table:style-name="ce46">
            <text:p>224.047</text:p>
          </table:table-cell>
          <table:table-cell office:value-type="percentage" office:value="0.72056127666964698" table:style-name="ce47">
            <text:p>72,1%</text:p>
          </table:table-cell>
          <table:table-cell office:value-type="float" office:value="180446" table:style-name="ce46">
            <text:p>180.446</text:p>
          </table:table-cell>
          <table:table-cell office:value-type="percentage" office:value="0.71677232788343903" table:style-name="ce47">
            <text:p>71,7%</text:p>
          </table:table-cell>
          <table:table-cell office:value-type="float" office:value="146723" table:style-name="ce46">
            <text:p>146.723</text:p>
          </table:table-cell>
          <table:table-cell office:value-type="percentage" office:value="0.81604809868907713" table:style-name="ce47">
            <text:p>81,6%</text:p>
          </table:table-cell>
          <table:table-cell office:value-type="float" office:value="1649154" table:style-name="ce46">
            <text:p>1.649.15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107296404379084" table:style-name="ce47">
            <text:p>84,1%</text:p>
          </table:table-cell>
          <table:table-cell office:value-type="percentage" office:value="0.75789999044096557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46" table:style-name="ce46">
            <text:p>42.046</text:p>
          </table:table-cell>
          <table:table-cell office:value-type="percentage" office:value="1" table:style-name="ce47">
            <text:p>100,0%</text:p>
          </table:table-cell>
          <table:table-cell office:value-type="float" office:value="55846" table:style-name="ce46">
            <text:p>55.846</text:p>
          </table:table-cell>
          <table:table-cell office:value-type="percentage" office:value="1" table:style-name="ce47">
            <text:p>100,0%</text:p>
          </table:table-cell>
          <table:table-cell office:value-type="float" office:value="76417" table:style-name="ce46">
            <text:p>76.417</text:p>
          </table:table-cell>
          <table:table-cell office:value-type="percentage" office:value="0.98800181007175647" table:style-name="ce47">
            <text:p>98,8%</text:p>
          </table:table-cell>
          <table:table-cell office:value-type="float" office:value="83849" table:style-name="ce46">
            <text:p>83.849</text:p>
          </table:table-cell>
          <table:table-cell office:value-type="percentage" office:value="0.9320283669023165" table:style-name="ce47">
            <text:p>93,2%</text:p>
          </table:table-cell>
          <table:table-cell office:value-type="float" office:value="87078" table:style-name="ce46">
            <text:p>87.078</text:p>
          </table:table-cell>
          <table:table-cell office:value-type="percentage" office:value="0.89065041066186623" table:style-name="ce47">
            <text:p>89,1%</text:p>
          </table:table-cell>
          <table:table-cell office:value-type="float" office:value="54350" table:style-name="ce46">
            <text:p>54.350</text:p>
          </table:table-cell>
          <table:table-cell office:value-type="percentage" office:value="0.77121734565010713" table:style-name="ce47">
            <text:p>77,1%</text:p>
          </table:table-cell>
          <table:table-cell office:value-type="float" office:value="40719" table:style-name="ce46">
            <text:p>40.719</text:p>
          </table:table-cell>
          <table:table-cell office:value-type="percentage" office:value="0.80623700623700623" table:style-name="ce47">
            <text:p>80,6%</text:p>
          </table:table-cell>
          <table:table-cell office:value-type="float" office:value="39130" table:style-name="ce46">
            <text:p>39.130</text:p>
          </table:table-cell>
          <table:table-cell office:value-type="percentage" office:value="0.89006664695311966" table:style-name="ce47">
            <text:p>89,0%</text:p>
          </table:table-cell>
          <table:table-cell office:value-type="float" office:value="479435" table:style-name="ce46">
            <text:p>479.43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73059010506996" table:style-name="ce47">
            <text:p>91,5%</text:p>
          </table:table-cell>
          <table:table-cell office:value-type="percentage" office:value="0.822492515933128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339" table:style-name="ce46">
            <text:p>227.339</text:p>
          </table:table-cell>
          <table:table-cell office:value-type="percentage" office:value="1" table:style-name="ce47">
            <text:p>100,0%</text:p>
          </table:table-cell>
          <table:table-cell office:value-type="float" office:value="249550" table:style-name="ce46">
            <text:p>249.550</text:p>
          </table:table-cell>
          <table:table-cell office:value-type="percentage" office:value="1" table:style-name="ce47">
            <text:p>100,0%</text:p>
          </table:table-cell>
          <table:table-cell office:value-type="float" office:value="318655" table:style-name="ce46">
            <text:p>318.655</text:p>
          </table:table-cell>
          <table:table-cell office:value-type="percentage" office:value="1.0002511182610061" table:style-name="ce47">
            <text:p>100,0%</text:p>
          </table:table-cell>
          <table:table-cell office:value-type="float" office:value="349693" table:style-name="ce46">
            <text:p>349.693</text:p>
          </table:table-cell>
          <table:table-cell office:value-type="percentage" office:value="0.91740801469141475" table:style-name="ce47">
            <text:p>91,7%</text:p>
          </table:table-cell>
          <table:table-cell office:value-type="float" office:value="317058" table:style-name="ce46">
            <text:p>317.058</text:p>
          </table:table-cell>
          <table:table-cell office:value-type="percentage" office:value="0.87270475220544719" table:style-name="ce47">
            <text:p>87,3%</text:p>
          </table:table-cell>
          <table:table-cell office:value-type="float" office:value="208422" table:style-name="ce46">
            <text:p>208.422</text:p>
          </table:table-cell>
          <table:table-cell office:value-type="percentage" office:value="0.77832424014967339" table:style-name="ce47">
            <text:p>77,8%</text:p>
          </table:table-cell>
          <table:table-cell office:value-type="float" office:value="168487" table:style-name="ce46">
            <text:p>168.487</text:p>
          </table:table-cell>
          <table:table-cell office:value-type="percentage" office:value="0.79849388169056801" table:style-name="ce47">
            <text:p>79,8%</text:p>
          </table:table-cell>
          <table:table-cell office:value-type="float" office:value="136823" table:style-name="ce46">
            <text:p>136.823</text:p>
          </table:table-cell>
          <table:table-cell office:value-type="percentage" office:value="0.82751508993480183" table:style-name="ce47">
            <text:p>82,8%</text:p>
          </table:table-cell>
          <table:table-cell office:value-type="float" office:value="1976027" table:style-name="ce46">
            <text:p>1.976.02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799507226411635" table:style-name="ce47">
            <text:p>90,8%</text:p>
          </table:table-cell>
          <table:table-cell office:value-type="percentage" office:value="0.8250917150399304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33" table:style-name="ce46">
            <text:p>136.733</text:p>
          </table:table-cell>
          <table:table-cell office:value-type="percentage" office:value="1" table:style-name="ce47">
            <text:p>100,0%</text:p>
          </table:table-cell>
          <table:table-cell office:value-type="float" office:value="157511" table:style-name="ce46">
            <text:p>157.511</text:p>
          </table:table-cell>
          <table:table-cell office:value-type="percentage" office:value="0.99000634816877331" table:style-name="ce47">
            <text:p>99,0%</text:p>
          </table:table-cell>
          <table:table-cell office:value-type="float" office:value="217065" table:style-name="ce46">
            <text:p>217.065</text:p>
          </table:table-cell>
          <table:table-cell office:value-type="percentage" office:value="0.99368716925161593" table:style-name="ce47">
            <text:p>99,4%</text:p>
          </table:table-cell>
          <table:table-cell office:value-type="float" office:value="277869" table:style-name="ce46">
            <text:p>277.869</text:p>
          </table:table-cell>
          <table:table-cell office:value-type="percentage" office:value="0.90370367961285036" table:style-name="ce47">
            <text:p>90,4%</text:p>
          </table:table-cell>
          <table:table-cell office:value-type="float" office:value="276884" table:style-name="ce46">
            <text:p>276.884</text:p>
          </table:table-cell>
          <table:table-cell office:value-type="percentage" office:value="0.83750699475204549" table:style-name="ce47">
            <text:p>83,8%</text:p>
          </table:table-cell>
          <table:table-cell office:value-type="float" office:value="196182" table:style-name="ce46">
            <text:p>196.182</text:p>
          </table:table-cell>
          <table:table-cell office:value-type="percentage" office:value="0.73780091086532207" table:style-name="ce47">
            <text:p>73,8%</text:p>
          </table:table-cell>
          <table:table-cell office:value-type="float" office:value="163382" table:style-name="ce46">
            <text:p>163.382</text:p>
          </table:table-cell>
          <table:table-cell office:value-type="percentage" office:value="0.74915286878292808" table:style-name="ce47">
            <text:p>74,9%</text:p>
          </table:table-cell>
          <table:table-cell office:value-type="float" office:value="143929" table:style-name="ce46">
            <text:p>143.929</text:p>
          </table:table-cell>
          <table:table-cell office:value-type="percentage" office:value="0.82731129147219096" table:style-name="ce47">
            <text:p>82,7%</text:p>
          </table:table-cell>
          <table:table-cell office:value-type="float" office:value="1569555" table:style-name="ce46">
            <text:p>1.569.55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774042671761797" table:style-name="ce47">
            <text:p>86,8%</text:p>
          </table:table-cell>
          <table:table-cell office:value-type="percentage" office:value="0.76742562295223837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651" table:style-name="ce46">
            <text:p>453.651</text:p>
          </table:table-cell>
          <table:table-cell office:value-type="percentage" office:value="1" table:style-name="ce47">
            <text:p>100,0%</text:p>
          </table:table-cell>
          <table:table-cell office:value-type="float" office:value="615010" table:style-name="ce46">
            <text:p>615.010</text:p>
          </table:table-cell>
          <table:table-cell office:value-type="percentage" office:value="0.96807452321137366" table:style-name="ce47">
            <text:p>96,8%</text:p>
          </table:table-cell>
          <table:table-cell office:value-type="float" office:value="789600" table:style-name="ce46">
            <text:p>789.600</text:p>
          </table:table-cell>
          <table:table-cell office:value-type="percentage" office:value="0.94271141760110033" table:style-name="ce47">
            <text:p>94,3%</text:p>
          </table:table-cell>
          <table:table-cell office:value-type="float" office:value="1017814" table:style-name="ce46">
            <text:p>1.017.814</text:p>
          </table:table-cell>
          <table:table-cell office:value-type="percentage" office:value="0.932251918884757" table:style-name="ce47">
            <text:p>93,2%</text:p>
          </table:table-cell>
          <table:table-cell office:value-type="float" office:value="1116891" table:style-name="ce46">
            <text:p>1.116.891</text:p>
          </table:table-cell>
          <table:table-cell office:value-type="percentage" office:value="0.84821474002377051" table:style-name="ce47">
            <text:p>84,8%</text:p>
          </table:table-cell>
          <table:table-cell office:value-type="float" office:value="763464" table:style-name="ce46">
            <text:p>763.464</text:p>
          </table:table-cell>
          <table:table-cell office:value-type="percentage" office:value="0.73083093700102997" table:style-name="ce47">
            <text:p>73,1%</text:p>
          </table:table-cell>
          <table:table-cell office:value-type="float" office:value="624341" table:style-name="ce46">
            <text:p>624.341</text:p>
          </table:table-cell>
          <table:table-cell office:value-type="percentage" office:value="0.74420664294611616" table:style-name="ce47">
            <text:p>74,4%</text:p>
          </table:table-cell>
          <table:table-cell office:value-type="float" office:value="522936" table:style-name="ce46">
            <text:p>522.936</text:p>
          </table:table-cell>
          <table:table-cell office:value-type="percentage" office:value="0.79695686762191276" table:style-name="ce47">
            <text:p>79,7%</text:p>
          </table:table-cell>
          <table:table-cell office:value-type="float" office:value="5903707" table:style-name="ce46">
            <text:p>5.903.70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955118834772781" table:style-name="ce47">
            <text:p>86,0%</text:p>
          </table:table-cell>
          <table:table-cell office:value-type="percentage" office:value="0.75878451699439076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0" table:style-name="ce46">
            <text:p>293.590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1" table:style-name="ce46">
            <text:p>432.261</text:p>
          </table:table-cell>
          <table:table-cell office:value-type="percentage" office:value="0.98720829850500846" table:style-name="ce47">
            <text:p>98,7%</text:p>
          </table:table-cell>
          <table:table-cell office:value-type="float" office:value="566234" table:style-name="ce46">
            <text:p>566.234</text:p>
          </table:table-cell>
          <table:table-cell office:value-type="percentage" office:value="0.97504167183259638" table:style-name="ce47">
            <text:p>97,5%</text:p>
          </table:table-cell>
          <table:table-cell office:value-type="float" office:value="710675" table:style-name="ce46">
            <text:p>710.675</text:p>
          </table:table-cell>
          <table:table-cell office:value-type="percentage" office:value="0.94462698748162388" table:style-name="ce47">
            <text:p>94,5%</text:p>
          </table:table-cell>
          <table:table-cell office:value-type="float" office:value="746802" table:style-name="ce46">
            <text:p>746.802</text:p>
          </table:table-cell>
          <table:table-cell office:value-type="percentage" office:value="0.8769522351183906" table:style-name="ce47">
            <text:p>87,7%</text:p>
          </table:table-cell>
          <table:table-cell office:value-type="float" office:value="501551" table:style-name="ce46">
            <text:p>501.551</text:p>
          </table:table-cell>
          <table:table-cell office:value-type="percentage" office:value="0.77309293589761374" table:style-name="ce47">
            <text:p>77,3%</text:p>
          </table:table-cell>
          <table:table-cell office:value-type="float" office:value="414817" table:style-name="ce46">
            <text:p>414.817</text:p>
          </table:table-cell>
          <table:table-cell office:value-type="percentage" office:value="0.80371265931187341" table:style-name="ce47">
            <text:p>80,4%</text:p>
          </table:table-cell>
          <table:table-cell office:value-type="float" office:value="363657" table:style-name="ce46">
            <text:p>363.657</text:p>
          </table:table-cell>
          <table:table-cell office:value-type="percentage" office:value="0.85660882244170622" table:style-name="ce47">
            <text:p>85,7%</text:p>
          </table:table-cell>
          <table:table-cell office:value-type="float" office:value="4029587" table:style-name="ce46">
            <text:p>4.029.587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76624895092061" table:style-name="ce47">
            <text:p>89,8%</text:p>
          </table:table-cell>
          <table:table-cell office:value-type="percentage" office:value="0.796777879653644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41" table:style-name="ce46">
            <text:p>77.541</text:p>
          </table:table-cell>
          <table:table-cell office:value-type="percentage" office:value="1" table:style-name="ce47">
            <text:p>100,0%</text:p>
          </table:table-cell>
          <table:table-cell office:value-type="float" office:value="95539" table:style-name="ce46">
            <text:p>95.539</text:p>
          </table:table-cell>
          <table:table-cell office:value-type="percentage" office:value="1" table:style-name="ce47">
            <text:p>100,0%</text:p>
          </table:table-cell>
          <table:table-cell office:value-type="float" office:value="131784" table:style-name="ce46">
            <text:p>131.784</text:p>
          </table:table-cell>
          <table:table-cell office:value-type="percentage" office:value="1.0517729873819803" table:style-name="ce47">
            <text:p>105,2%</text:p>
          </table:table-cell>
          <table:table-cell office:value-type="float" office:value="160455" table:style-name="ce46">
            <text:p>160.455</text:p>
          </table:table-cell>
          <table:table-cell office:value-type="percentage" office:value="0.94822593608169436" table:style-name="ce47">
            <text:p>94,8%</text:p>
          </table:table-cell>
          <table:table-cell office:value-type="float" office:value="144674" table:style-name="ce46">
            <text:p>144.674</text:p>
          </table:table-cell>
          <table:table-cell office:value-type="percentage" office:value="0.90708114411827401" table:style-name="ce47">
            <text:p>90,7%</text:p>
          </table:table-cell>
          <table:table-cell office:value-type="float" office:value="111056" table:style-name="ce46">
            <text:p>111.056</text:p>
          </table:table-cell>
          <table:table-cell office:value-type="percentage" office:value="0.83201102795196247" table:style-name="ce47">
            <text:p>83,2%</text:p>
          </table:table-cell>
          <table:table-cell office:value-type="float" office:value="90970" table:style-name="ce46">
            <text:p>90.970</text:p>
          </table:table-cell>
          <table:table-cell office:value-type="percentage" office:value="0.80277091422520297" table:style-name="ce47">
            <text:p>80,3%</text:p>
          </table:table-cell>
          <table:table-cell office:value-type="float" office:value="75365" table:style-name="ce46">
            <text:p>75.365</text:p>
          </table:table-cell>
          <table:table-cell office:value-type="percentage" office:value="0.88926253687315637" table:style-name="ce47">
            <text:p>88,9%</text:p>
          </table:table-cell>
          <table:table-cell office:value-type="float" office:value="887384" table:style-name="ce46">
            <text:p>887.38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072116983083308" table:style-name="ce47">
            <text:p>93,1%</text:p>
          </table:table-cell>
          <table:table-cell office:value-type="percentage" office:value="0.83401770886298421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64" table:style-name="ce46">
            <text:p>240.864</text:p>
          </table:table-cell>
          <table:table-cell office:value-type="percentage" office:value="1" table:style-name="ce47">
            <text:p>100,0%</text:p>
          </table:table-cell>
          <table:table-cell office:value-type="float" office:value="290275" table:style-name="ce46">
            <text:p>290.275</text:p>
          </table:table-cell>
          <table:table-cell office:value-type="percentage" office:value="1" table:style-name="ce47">
            <text:p>100,0%</text:p>
          </table:table-cell>
          <table:table-cell office:value-type="float" office:value="345348" table:style-name="ce46">
            <text:p>345.348</text:p>
          </table:table-cell>
          <table:table-cell office:value-type="percentage" office:value="0.99544861022635889" table:style-name="ce47">
            <text:p>99,5%</text:p>
          </table:table-cell>
          <table:table-cell office:value-type="float" office:value="389512" table:style-name="ce46">
            <text:p>389.512</text:p>
          </table:table-cell>
          <table:table-cell office:value-type="percentage" office:value="0.95965153034450301" table:style-name="ce47">
            <text:p>96,0%</text:p>
          </table:table-cell>
          <table:table-cell office:value-type="float" office:value="406093" table:style-name="ce46">
            <text:p>406.093</text:p>
          </table:table-cell>
          <table:table-cell office:value-type="percentage" office:value="0.91623140600287445" table:style-name="ce47">
            <text:p>91,6%</text:p>
          </table:table-cell>
          <table:table-cell office:value-type="float" office:value="261131" table:style-name="ce46">
            <text:p>261.131</text:p>
          </table:table-cell>
          <table:table-cell office:value-type="percentage" office:value="0.80743519022411314" table:style-name="ce47">
            <text:p>80,7%</text:p>
          </table:table-cell>
          <table:table-cell office:value-type="float" office:value="195494" table:style-name="ce46">
            <text:p>195.494</text:p>
          </table:table-cell>
          <table:table-cell office:value-type="percentage" office:value="0.84636398664825241" table:style-name="ce47">
            <text:p>84,6%</text:p>
          </table:table-cell>
          <table:table-cell office:value-type="float" office:value="166672" table:style-name="ce46">
            <text:p>166.672</text:p>
          </table:table-cell>
          <table:table-cell office:value-type="percentage" office:value="0.92591954757314998" table:style-name="ce47">
            <text:p>92,6%</text:p>
          </table:table-cell>
          <table:table-cell office:value-type="float" office:value="2295389" table:style-name="ce46">
            <text:p>2.295.38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517694256705142" table:style-name="ce47">
            <text:p>93,5%</text:p>
          </table:table-cell>
          <table:table-cell office:value-type="percentage" office:value="0.84957171446347812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3" table:style-name="ce46">
            <text:p>23.173</text:p>
          </table:table-cell>
          <table:table-cell office:value-type="percentage" office:value="1" table:style-name="ce47">
            <text:p>100,0%</text:p>
          </table:table-cell>
          <table:table-cell office:value-type="float" office:value="28574" table:style-name="ce46">
            <text:p>28.574</text:p>
          </table:table-cell>
          <table:table-cell office:value-type="percentage" office:value="1" table:style-name="ce47">
            <text:p>100,0%</text:p>
          </table:table-cell>
          <table:table-cell office:value-type="float" office:value="37544" table:style-name="ce46">
            <text:p>37.544</text:p>
          </table:table-cell>
          <table:table-cell office:value-type="percentage" office:value="0.99538681796489736" table:style-name="ce47">
            <text:p>99,5%</text:p>
          </table:table-cell>
          <table:table-cell office:value-type="float" office:value="44860" table:style-name="ce46">
            <text:p>44.860</text:p>
          </table:table-cell>
          <table:table-cell office:value-type="percentage" office:value="0.94117153407183618" table:style-name="ce47">
            <text:p>94,1%</text:p>
          </table:table-cell>
          <table:table-cell office:value-type="float" office:value="46963" table:style-name="ce46">
            <text:p>46.963</text:p>
          </table:table-cell>
          <table:table-cell office:value-type="percentage" office:value="0.88698132094358506" table:style-name="ce47">
            <text:p>88,7%</text:p>
          </table:table-cell>
          <table:table-cell office:value-type="float" office:value="30680" table:style-name="ce46">
            <text:p>30.680</text:p>
          </table:table-cell>
          <table:table-cell office:value-type="percentage" office:value="0.78028434090388865" table:style-name="ce47">
            <text:p>78,0%</text:p>
          </table:table-cell>
          <table:table-cell office:value-type="float" office:value="23565" table:style-name="ce46">
            <text:p>23.565</text:p>
          </table:table-cell>
          <table:table-cell office:value-type="percentage" office:value="0.77368835773852518" table:style-name="ce47">
            <text:p>77,4%</text:p>
          </table:table-cell>
          <table:table-cell office:value-type="float" office:value="21560" table:style-name="ce46">
            <text:p>21.560</text:p>
          </table:table-cell>
          <table:table-cell office:value-type="percentage" office:value="0.84443051856493812" table:style-name="ce47">
            <text:p>84,4%</text:p>
          </table:table-cell>
          <table:table-cell office:value-type="float" office:value="256919" table:style-name="ce46">
            <text:p>256.91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473993731732227" table:style-name="ce47">
            <text:p>90,5%</text:p>
          </table:table-cell>
          <table:table-cell office:value-type="percentage" office:value="0.8030877048206706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588" table:style-name="ce46">
            <text:p>371.588</text:p>
          </table:table-cell>
          <table:table-cell office:value-type="percentage" office:value="1" table:style-name="ce47">
            <text:p>100,0%</text:p>
          </table:table-cell>
          <table:table-cell office:value-type="float" office:value="509826" table:style-name="ce46">
            <text:p>509.826</text:p>
          </table:table-cell>
          <table:table-cell office:value-type="percentage" office:value="0.96910171627563058" table:style-name="ce47">
            <text:p>96,9%</text:p>
          </table:table-cell>
          <table:table-cell office:value-type="float" office:value="678333" table:style-name="ce46">
            <text:p>678.333</text:p>
          </table:table-cell>
          <table:table-cell office:value-type="percentage" office:value="0.96446867228855027" table:style-name="ce47">
            <text:p>96,4%</text:p>
          </table:table-cell>
          <table:table-cell office:value-type="float" office:value="936628" table:style-name="ce46">
            <text:p>936.628</text:p>
          </table:table-cell>
          <table:table-cell office:value-type="percentage" office:value="0.96283343767315011" table:style-name="ce47">
            <text:p>96,3%</text:p>
          </table:table-cell>
          <table:table-cell office:value-type="float" office:value="1019407" table:style-name="ce46">
            <text:p>1.019.407</text:p>
          </table:table-cell>
          <table:table-cell office:value-type="percentage" office:value="0.87429876043229204" table:style-name="ce47">
            <text:p>87,4%</text:p>
          </table:table-cell>
          <table:table-cell office:value-type="float" office:value="732897" table:style-name="ce46">
            <text:p>732.897</text:p>
          </table:table-cell>
          <table:table-cell office:value-type="percentage" office:value="0.77176298386757092" table:style-name="ce47">
            <text:p>77,2%</text:p>
          </table:table-cell>
          <table:table-cell office:value-type="float" office:value="585141" table:style-name="ce46">
            <text:p>585.141</text:p>
          </table:table-cell>
          <table:table-cell office:value-type="percentage" office:value="0.78809522206134885" table:style-name="ce47">
            <text:p>78,8%</text:p>
          </table:table-cell>
          <table:table-cell office:value-type="float" office:value="448131" table:style-name="ce46">
            <text:p>448.131</text:p>
          </table:table-cell>
          <table:table-cell office:value-type="percentage" office:value="0.80957000552803582" table:style-name="ce47">
            <text:p>81,0%</text:p>
          </table:table-cell>
          <table:table-cell office:value-type="float" office:value="5281951" table:style-name="ce46">
            <text:p>5.281.95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35742163224537" table:style-name="ce47">
            <text:p>88,4%</text:p>
          </table:table-cell>
          <table:table-cell office:value-type="percentage" office:value="0.77906168951463506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4" table:style-name="ce46">
            <text:p>73.244</text:p>
          </table:table-cell>
          <table:table-cell office:value-type="percentage" office:value="1" table:style-name="ce47">
            <text:p>100,0%</text:p>
          </table:table-cell>
          <table:table-cell office:value-type="float" office:value="102556" table:style-name="ce46">
            <text:p>102.556</text:p>
          </table:table-cell>
          <table:table-cell office:value-type="percentage" office:value="0.99666663427244195" table:style-name="ce47">
            <text:p>99,7%</text:p>
          </table:table-cell>
          <table:table-cell office:value-type="float" office:value="146079" table:style-name="ce46">
            <text:p>146.079</text:p>
          </table:table-cell>
          <table:table-cell office:value-type="percentage" office:value="0.99435024402861638" table:style-name="ce47">
            <text:p>99,4%</text:p>
          </table:table-cell>
          <table:table-cell office:value-type="float" office:value="205410" table:style-name="ce46">
            <text:p>205.410</text:p>
          </table:table-cell>
          <table:table-cell office:value-type="percentage" office:value="0.96320853809505946" table:style-name="ce47">
            <text:p>96,3%</text:p>
          </table:table-cell>
          <table:table-cell office:value-type="float" office:value="227818" table:style-name="ce46">
            <text:p>227.818</text:p>
          </table:table-cell>
          <table:table-cell office:value-type="percentage" office:value="0.89636720609701881" table:style-name="ce47">
            <text:p>89,6%</text:p>
          </table:table-cell>
          <table:table-cell office:value-type="float" office:value="163021" table:style-name="ce46">
            <text:p>163.021</text:p>
          </table:table-cell>
          <table:table-cell office:value-type="percentage" office:value="0.77999358860877599" table:style-name="ce47">
            <text:p>78,0%</text:p>
          </table:table-cell>
          <table:table-cell office:value-type="float" office:value="136199" table:style-name="ce46">
            <text:p>136.199</text:p>
          </table:table-cell>
          <table:table-cell office:value-type="percentage" office:value="0.79071455111234967" table:style-name="ce47">
            <text:p>79,1%</text:p>
          </table:table-cell>
          <table:table-cell office:value-type="float" office:value="117274" table:style-name="ce46">
            <text:p>117.274</text:p>
          </table:table-cell>
          <table:table-cell office:value-type="percentage" office:value="0.82649019690755066" table:style-name="ce47">
            <text:p>82,6%</text:p>
          </table:table-cell>
          <table:table-cell office:value-type="float" office:value="1171601" table:style-name="ce46">
            <text:p>1.171.60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425838671833557" table:style-name="ce47">
            <text:p>89,4%</text:p>
          </table:table-cell>
          <table:table-cell office:value-type="percentage" office:value="0.77525242332345856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41" table:style-name="ce46">
            <text:p>42.141</text:p>
          </table:table-cell>
          <table:table-cell office:value-type="percentage" office:value="1" table:style-name="ce47">
            <text:p>100,0%</text:p>
          </table:table-cell>
          <table:table-cell office:value-type="float" office:value="55773" table:style-name="ce46">
            <text:p>55.773</text:p>
          </table:table-cell>
          <table:table-cell office:value-type="percentage" office:value="0.9996594493834241" table:style-name="ce47">
            <text:p>100,0%</text:p>
          </table:table-cell>
          <table:table-cell office:value-type="float" office:value="71776" table:style-name="ce46">
            <text:p>71.776</text:p>
          </table:table-cell>
          <table:table-cell office:value-type="percentage" office:value="0.97199501652131526" table:style-name="ce47">
            <text:p>97,2%</text:p>
          </table:table-cell>
          <table:table-cell office:value-type="float" office:value="91444" table:style-name="ce46">
            <text:p>91.444</text:p>
          </table:table-cell>
          <table:table-cell office:value-type="percentage" office:value="0.94570500754958942" table:style-name="ce47">
            <text:p>94,6%</text:p>
          </table:table-cell>
          <table:table-cell office:value-type="float" office:value="94744" table:style-name="ce46">
            <text:p>94.744</text:p>
          </table:table-cell>
          <table:table-cell office:value-type="percentage" office:value="0.87724301401825888" table:style-name="ce47">
            <text:p>87,7%</text:p>
          </table:table-cell>
          <table:table-cell office:value-type="float" office:value="63339" table:style-name="ce46">
            <text:p>63.339</text:p>
          </table:table-cell>
          <table:table-cell office:value-type="percentage" office:value="0.77868479610528518" table:style-name="ce47">
            <text:p>77,9%</text:p>
          </table:table-cell>
          <table:table-cell office:value-type="float" office:value="56079" table:style-name="ce46">
            <text:p>56.079</text:p>
          </table:table-cell>
          <table:table-cell office:value-type="percentage" office:value="0.82315381566779688" table:style-name="ce47">
            <text:p>82,3%</text:p>
          </table:table-cell>
          <table:table-cell office:value-type="float" office:value="48759" table:style-name="ce46">
            <text:p>48.759</text:p>
          </table:table-cell>
          <table:table-cell office:value-type="percentage" office:value="0.86470525643753993" table:style-name="ce47">
            <text:p>86,5%</text:p>
          </table:table-cell>
          <table:table-cell office:value-type="float" office:value="524055" table:style-name="ce46">
            <text:p>524.05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143871032107803" table:style-name="ce47">
            <text:p>90,1%</text:p>
          </table:table-cell>
          <table:table-cell office:value-type="percentage" office:value="0.79258526581336575" table:style-name="ce47">
            <text:p>7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85" table:style-name="ce46">
            <text:p>161.985</text:p>
          </table:table-cell>
          <table:table-cell office:value-type="percentage" office:value="1.0255460588793923" table:style-name="ce47">
            <text:p>102,6%</text:p>
          </table:table-cell>
          <table:table-cell office:value-type="float" office:value="212264" table:style-name="ce46">
            <text:p>212.264</text:p>
          </table:table-cell>
          <table:table-cell office:value-type="percentage" office:value="0.99616577733350231" table:style-name="ce47">
            <text:p>99,6%</text:p>
          </table:table-cell>
          <table:table-cell office:value-type="float" office:value="273573" table:style-name="ce46">
            <text:p>273.573</text:p>
          </table:table-cell>
          <table:table-cell office:value-type="percentage" office:value="0.9766313602433252" table:style-name="ce47">
            <text:p>97,7%</text:p>
          </table:table-cell>
          <table:table-cell office:value-type="float" office:value="321109" table:style-name="ce46">
            <text:p>321.109</text:p>
          </table:table-cell>
          <table:table-cell office:value-type="percentage" office:value="0.94450212808513512" table:style-name="ce47">
            <text:p>94,5%</text:p>
          </table:table-cell>
          <table:table-cell office:value-type="float" office:value="317057" table:style-name="ce46">
            <text:p>317.057</text:p>
          </table:table-cell>
          <table:table-cell office:value-type="percentage" office:value="0.87552639499852269" table:style-name="ce47">
            <text:p>87,6%</text:p>
          </table:table-cell>
          <table:table-cell office:value-type="float" office:value="199365" table:style-name="ce46">
            <text:p>199.365</text:p>
          </table:table-cell>
          <table:table-cell office:value-type="percentage" office:value="0.76519039083759688" table:style-name="ce47">
            <text:p>76,5%</text:p>
          </table:table-cell>
          <table:table-cell office:value-type="float" office:value="161178" table:style-name="ce46">
            <text:p>161.178</text:p>
          </table:table-cell>
          <table:table-cell office:value-type="percentage" office:value="0.79975587245824531" table:style-name="ce47">
            <text:p>80,0%</text:p>
          </table:table-cell>
          <table:table-cell office:value-type="float" office:value="145166" table:style-name="ce46">
            <text:p>145.166</text:p>
          </table:table-cell>
          <table:table-cell office:value-type="percentage" office:value="0.86097766390282671" table:style-name="ce47">
            <text:p>86,1%</text:p>
          </table:table-cell>
          <table:table-cell office:value-type="float" office:value="1791697" table:style-name="ce46">
            <text:p>1.791.69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309903056690644" table:style-name="ce47">
            <text:p>90,3%</text:p>
          </table:table-cell>
          <table:table-cell office:value-type="percentage" office:value="0.8068875354424041" table:style-name="ce47">
            <text:p>80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0" table:style-name="ce46">
            <text:p>2.370</text:p>
          </table:table-cell>
          <table:table-cell office:value-type="percentage" office:value="0.90978886756238009" table:style-name="ce47">
            <text:p>91,0%</text:p>
          </table:table-cell>
          <table:table-cell office:value-type="float" office:value="3845" table:style-name="ce46">
            <text:p>3.845</text:p>
          </table:table-cell>
          <table:table-cell office:value-type="percentage" office:value="0.89045854562297355" table:style-name="ce47">
            <text:p>89,0%</text:p>
          </table:table-cell>
          <table:table-cell office:value-type="float" office:value="7531" table:style-name="ce46">
            <text:p>7.531</text:p>
          </table:table-cell>
          <table:table-cell office:value-type="percentage" office:value="0.95850833651520939" table:style-name="ce47">
            <text:p>95,9%</text:p>
          </table:table-cell>
          <table:table-cell office:value-type="float" office:value="10481" table:style-name="ce46">
            <text:p>10.481</text:p>
          </table:table-cell>
          <table:table-cell office:value-type="percentage" office:value="0.90697473174108689" table:style-name="ce47">
            <text:p>90,7%</text:p>
          </table:table-cell>
          <table:table-cell office:value-type="float" office:value="10964" table:style-name="ce46">
            <text:p>10.964</text:p>
          </table:table-cell>
          <table:table-cell office:value-type="percentage" office:value="0.86726783736750512" table:style-name="ce47">
            <text:p>86,7%</text:p>
          </table:table-cell>
          <table:table-cell office:value-type="float" office:value="8927" table:style-name="ce46">
            <text:p>8.927</text:p>
          </table:table-cell>
          <table:table-cell office:value-type="percentage" office:value="0.75054649403060369" table:style-name="ce47">
            <text:p>75,1%</text:p>
          </table:table-cell>
          <table:table-cell office:value-type="float" office:value="8602" table:style-name="ce46">
            <text:p>8.602</text:p>
          </table:table-cell>
          <table:table-cell office:value-type="percentage" office:value="0.78435305917753262" table:style-name="ce47">
            <text:p>78,4%</text:p>
          </table:table-cell>
          <table:table-cell office:value-type="float" office:value="7908" table:style-name="ce46">
            <text:p>7.908</text:p>
          </table:table-cell>
          <table:table-cell office:value-type="percentage" office:value="0.86653517422748194" table:style-name="ce47">
            <text:p>86,7%</text:p>
          </table:table-cell>
          <table:table-cell office:value-type="float" office:value="60628" table:style-name="ce46">
            <text:p>60.62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433664482491367" table:style-name="ce47">
            <text:p>85,4%</text:p>
          </table:table-cell>
          <table:table-cell office:value-type="percentage" office:value="0.72003040307831168" table:style-name="ce47">
            <text:p>72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2" table:style-name="ce46">
            <text:p>1.972</text:p>
          </table:table-cell>
          <table:table-cell office:value-type="percentage" office:value="0.83950617283950613" table:style-name="ce47">
            <text:p>84,0%</text:p>
          </table:table-cell>
          <table:table-cell office:value-type="float" office:value="3262" table:style-name="ce46">
            <text:p>3.262</text:p>
          </table:table-cell>
          <table:table-cell office:value-type="percentage" office:value="0.87033084311632869" table:style-name="ce47">
            <text:p>87,0%</text:p>
          </table:table-cell>
          <table:table-cell office:value-type="float" office:value="7054" table:style-name="ce46">
            <text:p>7.054</text:p>
          </table:table-cell>
          <table:table-cell office:value-type="percentage" office:value="0.90123929985946083" table:style-name="ce47">
            <text:p>90,1%</text:p>
          </table:table-cell>
          <table:table-cell office:value-type="float" office:value="9538" table:style-name="ce46">
            <text:p>9.538</text:p>
          </table:table-cell>
          <table:table-cell office:value-type="percentage" office:value="0.84414549960173468" table:style-name="ce47">
            <text:p>84,4%</text:p>
          </table:table-cell>
          <table:table-cell office:value-type="float" office:value="9914" table:style-name="ce46">
            <text:p>9.914</text:p>
          </table:table-cell>
          <table:table-cell office:value-type="percentage" office:value="0.82602899516747208" table:style-name="ce47">
            <text:p>82,6%</text:p>
          </table:table-cell>
          <table:table-cell office:value-type="float" office:value="8398" table:style-name="ce46">
            <text:p>8.398</text:p>
          </table:table-cell>
          <table:table-cell office:value-type="percentage" office:value="0.69216187257891704" table:style-name="ce47">
            <text:p>69,2%</text:p>
          </table:table-cell>
          <table:table-cell office:value-type="float" office:value="8251" table:style-name="ce46">
            <text:p>8.251</text:p>
          </table:table-cell>
          <table:table-cell office:value-type="percentage" office:value="0.68786994581075445" table:style-name="ce47">
            <text:p>68,8%</text:p>
          </table:table-cell>
          <table:table-cell office:value-type="float" office:value="7604" table:style-name="ce46">
            <text:p>7.604</text:p>
          </table:table-cell>
          <table:table-cell office:value-type="percentage" office:value="0.79423438479214536" table:style-name="ce47">
            <text:p>79,4%</text:p>
          </table:table-cell>
          <table:table-cell office:value-type="float" office:value="55993" table:style-name="ce46">
            <text:p>55.99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944548620412536" table:style-name="ce47">
            <text:p>78,9%</text:p>
          </table:table-cell>
          <table:table-cell office:value-type="percentage" office:value="0.64303596857917222" table:style-name="ce47">
            <text:p>64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73" table:style-name="ce46">
            <text:p>9.173</text:p>
          </table:table-cell>
          <table:table-cell office:value-type="string" table:style-name="ce47">
            <text:p>-</text:p>
          </table:table-cell>
          <table:table-cell office:value-type="float" office:value="21308" table:style-name="ce46">
            <text:p>21.308</text:p>
          </table:table-cell>
          <table:table-cell office:value-type="string" table:style-name="ce47">
            <text:p>-</text:p>
          </table:table-cell>
          <table:table-cell office:value-type="float" office:value="30870" table:style-name="ce46">
            <text:p>30.870</text:p>
          </table:table-cell>
          <table:table-cell office:value-type="string" table:style-name="ce47">
            <text:p>-</text:p>
          </table:table-cell>
          <table:table-cell office:value-type="float" office:value="22940" table:style-name="ce46">
            <text:p>22.940</text:p>
          </table:table-cell>
          <table:table-cell office:value-type="string" table:style-name="ce47">
            <text:p>-</text:p>
          </table:table-cell>
          <table:table-cell office:value-type="float" office:value="1188" table:style-name="ce46">
            <text:p>1.188</text:p>
          </table:table-cell>
          <table:table-cell office:value-type="string" table:style-name="ce47">
            <text:p>-</text:p>
          </table:table-cell>
          <table:table-cell office:value-type="float" office:value="89056" table:style-name="ce46">
            <text:p>89.05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1" table:style-name="ce49">
            <text:p>231</text:p>
          </table:table-cell>
          <table:table-cell office:value-type="string" table:style-name="ce50">
            <text:p>-</text:p>
          </table:table-cell>
          <table:table-cell office:value-type="float" office:value="717" table:style-name="ce49">
            <text:p>717</text:p>
          </table:table-cell>
          <table:table-cell office:value-type="string" table:style-name="ce50">
            <text:p>-</text:p>
          </table:table-cell>
          <table:table-cell office:value-type="float" office:value="1389" table:style-name="ce49">
            <text:p>1.389</text:p>
          </table:table-cell>
          <table:table-cell office:value-type="string" table:style-name="ce50">
            <text:p>-</text:p>
          </table:table-cell>
          <table:table-cell office:value-type="float" office:value="1642" table:style-name="ce49">
            <text:p>1.642</text:p>
          </table:table-cell>
          <table:table-cell office:value-type="string" table:style-name="ce50">
            <text:p>-</text:p>
          </table:table-cell>
          <table:table-cell office:value-type="float" office:value="1350" table:style-name="ce49">
            <text:p>1.350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561" table:style-name="ce49">
            <text:p>5.56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9095" table:style-name="ce53">
            <text:p>2.909.095</text:p>
          </table:table-cell>
          <table:table-cell office:value-type="percentage" office:value="1" table:style-name="ce54">
            <text:p>100,0%</text:p>
          </table:table-cell>
          <table:table-cell office:value-type="float" office:value="3924649" table:style-name="ce53">
            <text:p>3.924.649</text:p>
          </table:table-cell>
          <table:table-cell office:value-type="percentage" office:value="0.99106171773300555" table:style-name="ce54">
            <text:p>99,1%</text:p>
          </table:table-cell>
          <table:table-cell office:value-type="float" office:value="5225355" table:style-name="ce53">
            <text:p>5.225.355</text:p>
          </table:table-cell>
          <table:table-cell office:value-type="percentage" office:value="0.97908351267925375" table:style-name="ce54">
            <text:p>97,9%</text:p>
          </table:table-cell>
          <table:table-cell office:value-type="float" office:value="6633322" table:style-name="ce53">
            <text:p>6.633.322</text:p>
          </table:table-cell>
          <table:table-cell office:value-type="percentage" office:value="0.94313001595551227" table:style-name="ce54">
            <text:p>94,3%</text:p>
          </table:table-cell>
          <table:table-cell office:value-type="float" office:value="6904692" table:style-name="ce53">
            <text:p>6.904.692</text:p>
          </table:table-cell>
          <table:table-cell office:value-type="percentage" office:value="0.87492677467584135" table:style-name="ce54">
            <text:p>87,5%</text:p>
          </table:table-cell>
          <table:table-cell office:value-type="float" office:value="4813046" table:style-name="ce53">
            <text:p>4.813.046</text:p>
          </table:table-cell>
          <table:table-cell office:value-type="percentage" office:value="0.7725095792358857" table:style-name="ce54">
            <text:p>77,3%</text:p>
          </table:table-cell>
          <table:table-cell office:value-type="float" office:value="3895379" table:style-name="ce53">
            <text:p>3.895.379</text:p>
          </table:table-cell>
          <table:table-cell office:value-type="percentage" office:value="0.78779830280869789" table:style-name="ce54">
            <text:p>78,8%</text:p>
          </table:table-cell>
          <table:table-cell office:value-type="float" office:value="3272978" table:style-name="ce53">
            <text:p>3.272.978</text:p>
          </table:table-cell>
          <table:table-cell office:value-type="percentage" office:value="0.8416668252463686" table:style-name="ce54">
            <text:p>84,2%</text:p>
          </table:table-cell>
          <table:table-cell office:value-type="float" office:value="37578516" table:style-name="ce53">
            <text:p>37.578.51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218115734425973" table:style-name="ce54">
            <text:p>89,2%</text:p>
          </table:table-cell>
          <table:table-cell office:value-type="percentage" office:value="0.79194702638807213" table:style-name="ce54">
            <text:p>79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25T14:44:21Z</dc:date>
  </office:meta>
</office:document-meta>
</file>